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4">
            <text:p>13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26">
            <text:p>22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2">
            <text:p>23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016">
            <text:p>1301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162">
            <text:p>1316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373">
            <text:p>133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2">
            <text:p>2021-01-2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4 - 1.1)">
            <text:p>(0.54 - 1.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746.75">
            <text:p>746.7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77303278992907">
            <text:p>0.0277303279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9856333097491">
            <text:p>1.098563331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5.3409902020943">
            <text:p>25.340990202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73.5">
            <text:p>373.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32517296434274">
            <text:p>0.0132517296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672524609554">
            <text:p>1.0467252461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133.125">
            <text:p>133.12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448353091741883">
            <text:p>0.0044835309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1573175822796">
            <text:p>1.0157317582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30176">
            <text:p>30176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26.625">
            <text:p>-26.625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0882323700954401">
            <text:p>-0.0008823237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96913392897082">
            <text:p>0.9969133929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521">
            <text:p>521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582">
            <text:p>28582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00.125">
            <text:p>-100.1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35030788608215">
            <text:p>-0.0035030789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87763276247675">
            <text:p>0.9877632762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20270">
            <text:p>20270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9.125">
            <text:p>-9.125</text:p>
          </table:table-cell>
          <table:table-cell office:value-type="float" office:value="442.75">
            <text:p>442.75</text:p>
          </table:table-cell>
          <table:table-cell office:value-type="float" office:value="0.0539608084613156">
            <text:p>0.0539608085</text:p>
          </table:table-cell>
          <table:table-cell office:value-type="float" office:value="-0.00045017266896892">
            <text:p>-0.0004501727</text:p>
          </table:table-cell>
          <table:table-cell office:value-type="float" office:value="0.0156448763250883">
            <text:p>0.0156448763</text:p>
          </table:table-cell>
          <table:table-cell office:value-type="float" office:value="1.19456989656021">
            <text:p>1.1945698966</text:p>
          </table:table-cell>
          <table:table-cell office:value-type="float" office:value="0.998424792863255">
            <text:p>0.9984247929</text:p>
          </table:table-cell>
          <table:table-cell office:value-type="float" office:value="1.05523680096205">
            <text:p>1.055236801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430">
            <text:p>19430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62.5">
            <text:p>62.5</text:p>
          </table:table-cell>
          <table:table-cell office:value-type="float" office:value="109.125">
            <text:p>109.125</text:p>
          </table:table-cell>
          <table:table-cell office:value-type="float" office:value="0.0529799076839533">
            <text:p>0.0529799077</text:p>
          </table:table-cell>
          <table:table-cell office:value-type="float" office:value="0.00321667524446732">
            <text:p>0.0032166752</text:p>
          </table:table-cell>
          <table:table-cell office:value-type="float" office:value="0.00369451873920845">
            <text:p>0.0036945187</text:p>
          </table:table-cell>
          <table:table-cell office:value-type="float" office:value="1.19093114330551">
            <text:p>1.1909311433</text:p>
          </table:table-cell>
          <table:table-cell office:value-type="float" office:value="1.01127864347491">
            <text:p>1.0112786435</text:p>
          </table:table-cell>
          <table:table-cell office:value-type="float" office:value="1.01295756854591">
            <text:p>1.0129575685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62">
            <text:p>662</text:p>
          </table:table-cell>
          <table:table-cell office:value-type="float" office:value="508">
            <text:p>508</text:p>
          </table:table-cell>
          <table:table-cell office:value-type="float" office:value="15110">
            <text:p>15110</text:p>
          </table:table-cell>
          <table:table-cell office:value-type="float" office:value="19344">
            <text:p>19344</text:p>
          </table:table-cell>
          <table:table-cell office:value-type="float" office:value="29948">
            <text:p>29948</text:p>
          </table:table-cell>
          <table:table-cell office:value-type="float" office:value="-19.75">
            <text:p>-19.75</text:p>
          </table:table-cell>
          <table:table-cell office:value-type="float" office:value="-14.375">
            <text:p>-14.375</text:p>
          </table:table-cell>
          <table:table-cell office:value-type="float" office:value="-63.25">
            <text:p>-63.25</text:p>
          </table:table-cell>
          <table:table-cell office:value-type="float" office:value="-0.00130708140304434">
            <text:p>-0.0013070814</text:p>
          </table:table-cell>
          <table:table-cell office:value-type="float" office:value="-0.000743124483043838">
            <text:p>-0.0007431245</text:p>
          </table:table-cell>
          <table:table-cell office:value-type="float" office:value="-0.00211199412314679">
            <text:p>-0.0021119941</text:p>
          </table:table-cell>
          <table:table-cell office:value-type="float" office:value="0.995428563674461">
            <text:p>0.9954285637</text:p>
          </table:table-cell>
          <table:table-cell office:value-type="float" office:value="0.997400146687981">
            <text:p>0.9974001467</text:p>
          </table:table-cell>
          <table:table-cell office:value-type="float" office:value="0.992616763186572">
            <text:p>0.99261676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5424">
            <text:p>15424</text:p>
          </table:table-cell>
          <table:table-cell office:value-type="float" office:value="20160">
            <text:p>20160</text:p>
          </table:table-cell>
          <table:table-cell office:value-type="float" office:value="28535">
            <text:p>28535</text:p>
          </table:table-cell>
          <table:table-cell office:value-type="float" office:value="-11.5">
            <text:p>-11.5</text:p>
          </table:table-cell>
          <table:table-cell office:value-type="float" office:value="581.25">
            <text:p>581.25</text:p>
          </table:table-cell>
          <table:table-cell office:value-type="float" office:value="-70.875">
            <text:p>-70.875</text:p>
          </table:table-cell>
          <table:table-cell office:value-type="float" office:value="-0.000745591286307054">
            <text:p>-0.0007455913</text:p>
          </table:table-cell>
          <table:table-cell office:value-type="float" office:value="0.0288318452380952">
            <text:p>0.0288318452</text:p>
          </table:table-cell>
          <table:table-cell office:value-type="float" office:value="-0.0024837918345891">
            <text:p>-0.0024837918</text:p>
          </table:table-cell>
          <table:table-cell office:value-type="float" office:value="0.997391520074403">
            <text:p>0.9973915201</text:p>
          </table:table-cell>
          <table:table-cell office:value-type="float" office:value="1.10254075792101">
            <text:p>1.1025407579</text:p>
          </table:table-cell>
          <table:table-cell office:value-type="float" office:value="0.991318820253818">
            <text:p>0.9913188203</text:p>
          </table:table-cell>
          <table:table-cell office:value-type="float" office:value="0">
            <text:p>0</text:p>
          </table:table-cell>
          <table:table-cell office:value-type="float" office:value="24.3859591483557">
            <text:p>24.3859591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6020">
            <text:p>16020</text:p>
          </table:table-cell>
          <table:table-cell office:value-type="float" office:value="20764">
            <text:p>20764</text:p>
          </table:table-cell>
          <table:table-cell office:value-type="float" office:value="28300">
            <text:p>28300</text:p>
          </table:table-cell>
          <table:table-cell office:value-type="float" office:value="-2.625">
            <text:p>-2.625</text:p>
          </table:table-cell>
          <table:table-cell office:value-type="float" office:value="-61.75">
            <text:p>-61.75</text:p>
          </table:table-cell>
          <table:table-cell office:value-type="float" office:value="442.75">
            <text:p>442.75</text:p>
          </table:table-cell>
          <table:table-cell office:value-type="float" office:value="-0.000163857677902622">
            <text:p>-0.0001638577</text:p>
          </table:table-cell>
          <table:table-cell office:value-type="float" office:value="-0.00297389712964747">
            <text:p>-0.0029738971</text:p>
          </table:table-cell>
          <table:table-cell office:value-type="float" office:value="0.0156448763250883">
            <text:p>0.0156448763</text:p>
          </table:table-cell>
          <table:table-cell office:value-type="float" office:value="0.999426550752045">
            <text:p>0.9994265508</text:p>
          </table:table-cell>
          <table:table-cell office:value-type="float" office:value="0.989608694411944">
            <text:p>0.9896086944</text:p>
          </table:table-cell>
          <table:table-cell office:value-type="float" office:value="1.05523680096205">
            <text:p>1.055236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725">
            <text:p>725</text:p>
          </table:table-cell>
          <table:table-cell office:value-type="float" office:value="15320">
            <text:p>15320</text:p>
          </table:table-cell>
          <table:table-cell office:value-type="float" office:value="21828">
            <text:p>21828</text:p>
          </table:table-cell>
          <table:table-cell office:value-type="float" office:value="29711">
            <text:p>29711</text:p>
          </table:table-cell>
          <table:table-cell office:value-type="float" office:value="-0.625">
            <text:p>-0.625</text:p>
          </table:table-cell>
          <table:table-cell office:value-type="float" office:value="74.625">
            <text:p>74.625</text:p>
          </table:table-cell>
          <table:table-cell office:value-type="float" office:value="166.625">
            <text:p>166.625</text:p>
          </table:table-cell>
          <table:table-cell table:style-name="ce17" office:value-type="float" office:value="-0.0000407963446475196">
            <text:p>-4.08E-005</text:p>
          </table:table-cell>
          <table:table-cell office:value-type="float" office:value="0.00341877405167675">
            <text:p>0.0034187741</text:p>
          </table:table-cell>
          <table:table-cell office:value-type="float" office:value="0.00560819225202787">
            <text:p>0.0056081923</text:p>
          </table:table-cell>
          <table:table-cell office:value-type="float" office:value="0.999857216055843">
            <text:p>0.9998572161</text:p>
          </table:table-cell>
          <table:table-cell office:value-type="float" office:value="1.01198861769226">
            <text:p>1.0119886177</text:p>
          </table:table-cell>
          <table:table-cell office:value-type="float" office:value="1.01969031844996">
            <text:p>1.01969031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5078">
            <text:p>15078</text:p>
          </table:table-cell>
          <table:table-cell office:value-type="float" office:value="22214">
            <text:p>22214</text:p>
          </table:table-cell>
          <table:table-cell office:value-type="float" office:value="30051">
            <text:p>30051</text:p>
          </table:table-cell>
          <table:table-cell office:value-type="float" office:value="-52.625">
            <text:p>-52.625</text:p>
          </table:table-cell>
          <table:table-cell office:value-type="float" office:value="-36.625">
            <text:p>-36.625</text:p>
          </table:table-cell>
          <table:table-cell office:value-type="float" office:value="172">
            <text:p>172</text:p>
          </table:table-cell>
          <table:table-cell office:value-type="float" office:value="-0.00349018437458549">
            <text:p>-0.0034901844</text:p>
          </table:table-cell>
          <table:table-cell office:value-type="float" office:value="-0.00164873503196183">
            <text:p>-0.001648735</text:p>
          </table:table-cell>
          <table:table-cell office:value-type="float" office:value="0.00572360320787994">
            <text:p>0.0057236032</text:p>
          </table:table-cell>
          <table:table-cell office:value-type="float" office:value="0.987808230207409">
            <text:p>0.9878082302</text:p>
          </table:table-cell>
          <table:table-cell office:value-type="float" office:value="0.994234755309457">
            <text:p>0.9942347553</text:p>
          </table:table-cell>
          <table:table-cell office:value-type="float" office:value="1.0200968201096">
            <text:p>1.02009682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713">
            <text:p>71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5280">
            <text:p>15280</text:p>
          </table:table-cell>
          <table:table-cell office:value-type="float" office:value="20745">
            <text:p>20745</text:p>
          </table:table-cell>
          <table:table-cell office:value-type="float" office:value="28509">
            <text:p>28509</text:p>
          </table:table-cell>
          <table:table-cell office:value-type="float" office:value="-36">
            <text:p>-36</text:p>
          </table:table-cell>
          <table:table-cell office:value-type="float" office:value="196">
            <text:p>196</text:p>
          </table:table-cell>
          <table:table-cell office:value-type="float" office:value="-95">
            <text:p>-95</text:p>
          </table:table-cell>
          <table:table-cell office:value-type="float" office:value="-0.00235602094240838">
            <text:p>-0.0023560209</text:p>
          </table:table-cell>
          <table:table-cell office:value-type="float" office:value="0.00944805977343938">
            <text:p>0.0094480598</text:p>
          </table:table-cell>
          <table:table-cell office:value-type="float" office:value="-0.00333228103405942">
            <text:p>-0.003332281</text:p>
          </table:table-cell>
          <table:table-cell office:value-type="float" office:value="0.991764806337546">
            <text:p>0.9917648063</text:p>
          </table:table-cell>
          <table:table-cell office:value-type="float" office:value="1.03324317024066">
            <text:p>1.0332431702</text:p>
          </table:table-cell>
          <table:table-cell office:value-type="float" office:value="0.988358780410696">
            <text:p>0.98835878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5950">
            <text:p>15950</text:p>
          </table:table-cell>
          <table:table-cell office:value-type="float" office:value="20246">
            <text:p>20246</text:p>
          </table:table-cell>
          <table:table-cell office:value-type="float" office:value="27868">
            <text:p>27868</text:p>
          </table:table-cell>
          <table:table-cell office:value-type="float" office:value="268.5">
            <text:p>268.5</text:p>
          </table:table-cell>
          <table:table-cell office:value-type="float" office:value="-70.25">
            <text:p>-70.25</text:p>
          </table:table-cell>
          <table:table-cell office:value-type="float" office:value="-56.625">
            <text:p>-56.625</text:p>
          </table:table-cell>
          <table:table-cell office:value-type="float" office:value="0.016833855799373">
            <text:p>0.0168338558</text:p>
          </table:table-cell>
          <table:table-cell office:value-type="float" office:value="-0.00346982119924923">
            <text:p>-0.0034698212</text:p>
          </table:table-cell>
          <table:table-cell office:value-type="float" office:value="-0.00203190038754127">
            <text:p>-0.0020319004</text:p>
          </table:table-cell>
          <table:table-cell office:value-type="float" office:value="1.05947391755191">
            <text:p>1.0594739176</text:p>
          </table:table-cell>
          <table:table-cell office:value-type="float" office:value="0.987879223534571">
            <text:p>0.9878792235</text:p>
          </table:table-cell>
          <table:table-cell office:value-type="float" office:value="0.992896440737208">
            <text:p>0.99289644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5320">
            <text:p>15320</text:p>
          </table:table-cell>
          <table:table-cell office:value-type="float" office:value="20170">
            <text:p>20170</text:p>
          </table:table-cell>
          <table:table-cell office:value-type="float" office:value="29549">
            <text:p>29549</text:p>
          </table:table-cell>
          <table:table-cell office:value-type="float" office:value="-0.625">
            <text:p>-0.625</text:p>
          </table:table-cell>
          <table:table-cell office:value-type="float" office:value="405">
            <text:p>405</text:p>
          </table:table-cell>
          <table:table-cell office:value-type="float" office:value="63.5">
            <text:p>63.5</text:p>
          </table:table-cell>
          <table:table-cell table:style-name="ce17" office:value-type="float" office:value="-0.0000407963446475196">
            <text:p>-4.08E-005</text:p>
          </table:table-cell>
          <table:table-cell office:value-type="float" office:value="0.0200793257312841">
            <text:p>0.0200793257</text:p>
          </table:table-cell>
          <table:table-cell office:value-type="float" office:value="0.00214897289248367">
            <text:p>0.0021489729</text:p>
          </table:table-cell>
          <table:table-cell office:value-type="float" office:value="0.999857216055843">
            <text:p>0.9998572161</text:p>
          </table:table-cell>
          <table:table-cell office:value-type="float" office:value="1.07106787153027">
            <text:p>1.0710678715</text:p>
          </table:table-cell>
          <table:table-cell office:value-type="float" office:value="1.0075304565693">
            <text:p>1.0075304566</text:p>
          </table:table-cell>
          <table:table-cell office:value-type="float" office:value="0">
            <text:p>0</text:p>
          </table:table-cell>
          <table:table-cell office:value-type="float" office:value="34.8658663276274">
            <text:p>34.8658663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4965">
            <text:p>14965</text:p>
          </table:table-cell>
          <table:table-cell office:value-type="float" office:value="20355">
            <text:p>20355</text:p>
          </table:table-cell>
          <table:table-cell office:value-type="float" office:value="30124">
            <text:p>30124</text:p>
          </table:table-cell>
          <table:table-cell office:value-type="float" office:value="24.375">
            <text:p>24.375</text:p>
          </table:table-cell>
          <table:table-cell office:value-type="float" office:value="429.875">
            <text:p>429.875</text:p>
          </table:table-cell>
          <table:table-cell office:value-type="float" office:value="176">
            <text:p>176</text:p>
          </table:table-cell>
          <table:table-cell office:value-type="float" office:value="0.00162880053458069">
            <text:p>0.0016288005</text:p>
          </table:table-cell>
          <table:table-cell office:value-type="float" office:value="0.0211188897076885">
            <text:p>0.0211188897</text:p>
          </table:table-cell>
          <table:table-cell office:value-type="float" office:value="0.00584251759394503">
            <text:p>0.0058425176</text:p>
          </table:table-cell>
          <table:table-cell office:value-type="float" office:value="1.00570600173375">
            <text:p>1.0057060017</text:p>
          </table:table-cell>
          <table:table-cell office:value-type="float" office:value="1.07479028868178">
            <text:p>1.0747902887</text:p>
          </table:table-cell>
          <table:table-cell office:value-type="float" office:value="1.02051571620201">
            <text:p>1.0205157162</text:p>
          </table:table-cell>
          <table:table-cell office:value-type="float" office:value="0">
            <text:p>0</text:p>
          </table:table-cell>
          <table:table-cell office:value-type="float" office:value="33.1665606351424">
            <text:p>33.16656063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5330">
            <text:p>15330</text:p>
          </table:table-cell>
          <table:table-cell office:value-type="float" office:value="20730">
            <text:p>20730</text:p>
          </table:table-cell>
          <table:table-cell office:value-type="float" office:value="28403">
            <text:p>28403</text:p>
          </table:table-cell>
          <table:table-cell office:value-type="float" office:value="-55.5">
            <text:p>-55.5</text:p>
          </table:table-cell>
          <table:table-cell office:value-type="float" office:value="234.875">
            <text:p>234.875</text:p>
          </table:table-cell>
          <table:table-cell office:value-type="float" office:value="625">
            <text:p>625</text:p>
          </table:table-cell>
          <table:table-cell office:value-type="float" office:value="-0.00362035225048924">
            <text:p>-0.0036203523</text:p>
          </table:table-cell>
          <table:table-cell office:value-type="float" office:value="0.0113301977809937">
            <text:p>0.0113301978</text:p>
          </table:table-cell>
          <table:table-cell office:value-type="float" office:value="0.0220047178114988">
            <text:p>0.0220047178</text:p>
          </table:table-cell>
          <table:table-cell office:value-type="float" office:value="0.987354456746106">
            <text:p>0.9873544567</text:p>
          </table:table-cell>
          <table:table-cell office:value-type="float" office:value="1.03990730406172">
            <text:p>1.0399073041</text:p>
          </table:table-cell>
          <table:table-cell office:value-type="float" office:value="1.07796555924793">
            <text:p>1.0779655592</text:p>
          </table:table-cell>
          <table:table-cell table:number-columns-repeated="2" office:value-type="float" office:value="0">
            <text:p>0</text:p>
          </table:table-cell>
          <table:table-cell office:value-type="float" office:value="31.845251331617">
            <text:p>31.845251331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600">
            <text:p>600</text:p>
          </table:table-cell>
          <table:table-cell office:value-type="float" office:value="15750">
            <text:p>15750</text:p>
          </table:table-cell>
          <table:table-cell office:value-type="float" office:value="20642">
            <text:p>20642</text:p>
          </table:table-cell>
          <table:table-cell office:value-type="float" office:value="31467">
            <text:p>31467</text:p>
          </table:table-cell>
          <table:table-cell office:value-type="float" office:value="275.125">
            <text:p>275.125</text:p>
          </table:table-cell>
          <table:table-cell office:value-type="float" office:value="-26.75">
            <text:p>-26.75</text:p>
          </table:table-cell>
          <table:table-cell office:value-type="float" office:value="440.375">
            <text:p>440.375</text:p>
          </table:table-cell>
          <table:table-cell office:value-type="float" office:value="0.017468253968254">
            <text:p>0.017468254</text:p>
          </table:table-cell>
          <table:table-cell office:value-type="float" office:value="-0.00129590155992636">
            <text:p>-0.0012959016</text:p>
          </table:table-cell>
          <table:table-cell office:value-type="float" office:value="0.0139948199701274">
            <text:p>0.01399482</text:p>
          </table:table-cell>
          <table:table-cell office:value-type="float" office:value="1.06173696308642">
            <text:p>1.0617369631</text:p>
          </table:table-cell>
          <table:table-cell office:value-type="float" office:value="0.99546763608753">
            <text:p>0.9954676361</text:p>
          </table:table-cell>
          <table:table-cell office:value-type="float" office:value="1.049365745668">
            <text:p>1.04936574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5886">
            <text:p>15886</text:p>
          </table:table-cell>
          <table:table-cell office:value-type="float" office:value="22224">
            <text:p>22224</text:p>
          </table:table-cell>
          <table:table-cell office:value-type="float" office:value="33259">
            <text:p>33259</text:p>
          </table:table-cell>
          <table:table-cell office:value-type="float" office:value="345.5">
            <text:p>345.5</text:p>
          </table:table-cell>
          <table:table-cell office:value-type="float" office:value="17.625">
            <text:p>17.625</text:p>
          </table:table-cell>
          <table:table-cell office:value-type="float" office:value="60.25">
            <text:p>60.25</text:p>
          </table:table-cell>
          <table:table-cell office:value-type="float" office:value="0.0217487095555835">
            <text:p>0.0217487096</text:p>
          </table:table-cell>
          <table:table-cell office:value-type="float" office:value="0.000793061555075594">
            <text:p>0.0007930616</text:p>
          </table:table-cell>
          <table:table-cell office:value-type="float" office:value="0.00181153973360594">
            <text:p>0.0018115397</text:p>
          </table:table-cell>
          <table:table-cell office:value-type="float" office:value="1.07704757592452">
            <text:p>1.0770475759</text:p>
          </table:table-cell>
          <table:table-cell office:value-type="float" office:value="1.00277694817816">
            <text:p>1.0027769482</text:p>
          </table:table-cell>
          <table:table-cell office:value-type="float" office:value="1.00634682115299">
            <text:p>1.0063468212</text:p>
          </table:table-cell>
          <table:table-cell office:value-type="float" office:value="32.2160576140286">
            <text:p>32.2160576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180">
            <text:p>16180</text:p>
          </table:table-cell>
          <table:table-cell office:value-type="float" office:value="22208">
            <text:p>22208</text:p>
          </table:table-cell>
          <table:table-cell office:value-type="float" office:value="34405">
            <text:p>34405</text:p>
          </table:table-cell>
          <table:table-cell office:value-type="float" office:value="374.75">
            <text:p>374.75</text:p>
          </table:table-cell>
          <table:table-cell office:value-type="float" office:value="84.125">
            <text:p>84.125</text:p>
          </table:table-cell>
          <table:table-cell office:value-type="float" office:value="-291.75">
            <text:p>-291.75</text:p>
          </table:table-cell>
          <table:table-cell office:value-type="float" office:value="0.0231613102595797">
            <text:p>0.0231613103</text:p>
          </table:table-cell>
          <table:table-cell office:value-type="float" office:value="0.00378804935158501">
            <text:p>0.0037880494</text:p>
          </table:table-cell>
          <table:table-cell office:value-type="float" office:value="-0.00847987211161168">
            <text:p>-0.0084798721</text:p>
          </table:table-cell>
          <table:table-cell office:value-type="float" office:value="1.08211602064269">
            <text:p>1.0821160206</text:p>
          </table:table-cell>
          <table:table-cell office:value-type="float" office:value="1.01328629739361">
            <text:p>1.0132862974</text:p>
          </table:table-cell>
          <table:table-cell office:value-type="float" office:value="0.970461387742177">
            <text:p>0.9704613877</text:p>
          </table:table-cell>
          <table:table-cell office:value-type="float" office:value="30.2721926551127">
            <text:p>30.2721926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1209">
            <text:p>1209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148">
            <text:p>16148</text:p>
          </table:table-cell>
          <table:table-cell office:value-type="float" office:value="21032">
            <text:p>21032</text:p>
          </table:table-cell>
          <table:table-cell office:value-type="float" office:value="33004">
            <text:p>33004</text:p>
          </table:table-cell>
          <table:table-cell office:value-type="float" office:value="99.25">
            <text:p>99.25</text:p>
          </table:table-cell>
          <table:table-cell office:value-type="float" office:value="377.125">
            <text:p>377.125</text:p>
          </table:table-cell>
          <table:table-cell office:value-type="float" office:value="-791.625">
            <text:p>-791.625</text:p>
          </table:table-cell>
          <table:table-cell office:value-type="float" office:value="0.00614627198414664">
            <text:p>0.006146272</text:p>
          </table:table-cell>
          <table:table-cell office:value-type="float" office:value="0.0179310098896919">
            <text:p>0.0179310099</text:p>
          </table:table-cell>
          <table:table-cell office:value-type="float" office:value="-0.0239857290025451">
            <text:p>-0.023985729</text:p>
          </table:table-cell>
          <table:table-cell office:value-type="float" office:value="1.02158599419675">
            <text:p>1.0215859942</text:p>
          </table:table-cell>
          <table:table-cell office:value-type="float" office:value="1.06338871600062">
            <text:p>1.063388716</text:p>
          </table:table-cell>
          <table:table-cell office:value-type="float" office:value="0.917177566274828">
            <text:p>0.9171775663</text:p>
          </table:table-cell>
          <table:table-cell table:number-columns-repeated="2" office:value-type="float" office:value="0">
            <text:p>0</text:p>
          </table:table-cell>
          <table:table-cell office:value-type="float" office:value="-28.5503402486645">
            <text:p>-28.550340248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936">
            <text:p>15936</text:p>
          </table:table-cell>
          <table:table-cell office:value-type="float" office:value="22728">
            <text:p>22728</text:p>
          </table:table-cell>
          <table:table-cell office:value-type="float" office:value="31701">
            <text:p>31701</text:p>
          </table:table-cell>
          <table:table-cell office:value-type="float" office:value="345.375">
            <text:p>345.375</text:p>
          </table:table-cell>
          <table:table-cell office:value-type="float" office:value="-963.875">
            <text:p>-963.875</text:p>
          </table:table-cell>
          <table:table-cell office:value-type="float" office:value="459.5">
            <text:p>459.5</text:p>
          </table:table-cell>
          <table:table-cell office:value-type="float" office:value="0.0216726280120482">
            <text:p>0.021672628</text:p>
          </table:table-cell>
          <table:table-cell office:value-type="float" office:value="-0.042409142907427">
            <text:p>-0.0424091429</text:p>
          </table:table-cell>
          <table:table-cell office:value-type="float" office:value="0.0144948108892464">
            <text:p>0.0144948109</text:p>
          </table:table-cell>
          <table:table-cell office:value-type="float" office:value="1.07677481553987">
            <text:p>1.0767748155</text:p>
          </table:table-cell>
          <table:table-cell office:value-type="float" office:value="0.855093129212205">
            <text:p>0.8550931292</text:p>
          </table:table-cell>
          <table:table-cell office:value-type="float" office:value="1.05114363321608">
            <text:p>1.0511436332</text:p>
          </table:table-cell>
          <table:table-cell office:value-type="float" office:value="32.3279437823713">
            <text:p>32.3279437824</text:p>
          </table:table-cell>
          <table:table-cell office:value-type="float" office:value="-15.9952098476587">
            <text:p>-15.9952098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0500">
            <text:p>20500</text:p>
          </table:table-cell>
          <table:table-cell office:value-type="float" office:value="33259">
            <text:p>33259</text:p>
          </table:table-cell>
          <table:table-cell office:value-type="float" office:value="314.625">
            <text:p>314.625</text:p>
          </table:table-cell>
          <table:table-cell office:value-type="float" office:value="277.125">
            <text:p>277.125</text:p>
          </table:table-cell>
          <table:table-cell office:value-type="float" office:value="60.25">
            <text:p>60.25</text:p>
          </table:table-cell>
          <table:table-cell office:value-type="float" office:value="0.0198702159909056">
            <text:p>0.019870216</text:p>
          </table:table-cell>
          <table:table-cell office:value-type="float" office:value="0.0135182926829268">
            <text:p>0.0135182927</text:p>
          </table:table-cell>
          <table:table-cell office:value-type="float" office:value="0.00181153973360594">
            <text:p>0.0018115397</text:p>
          </table:table-cell>
          <table:table-cell office:value-type="float" office:value="1.07031961391588">
            <text:p>1.0703196139</text:p>
          </table:table-cell>
          <table:table-cell office:value-type="float" office:value="1.04767220309488">
            <text:p>1.0476722031</text:p>
          </table:table-cell>
          <table:table-cell office:value-type="float" office:value="1.00634682115299">
            <text:p>1.00634682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4074">
            <text:p>14074</text:p>
          </table:table-cell>
          <table:table-cell office:value-type="float" office:value="20637">
            <text:p>20637</text:p>
          </table:table-cell>
          <table:table-cell office:value-type="float" office:value="34405">
            <text:p>34405</text:p>
          </table:table-cell>
          <table:table-cell office:value-type="float" office:value="-980.375">
            <text:p>-980.375</text:p>
          </table:table-cell>
          <table:table-cell office:value-type="float" office:value="189.875">
            <text:p>189.875</text:p>
          </table:table-cell>
          <table:table-cell office:value-type="float" office:value="-291.75">
            <text:p>-291.75</text:p>
          </table:table-cell>
          <table:table-cell office:value-type="float" office:value="-0.06965859030837">
            <text:p>-0.0696585903</text:p>
          </table:table-cell>
          <table:table-cell office:value-type="float" office:value="0.00920070746717062">
            <text:p>0.0092007075</text:p>
          </table:table-cell>
          <table:table-cell office:value-type="float" office:value="-0.00847987211161168">
            <text:p>-0.0084798721</text:p>
          </table:table-cell>
          <table:table-cell office:value-type="float" office:value="0.765705479560054">
            <text:p>0.7657054796</text:p>
          </table:table-cell>
          <table:table-cell office:value-type="float" office:value="1.03236839605017">
            <text:p>1.0323683961</text:p>
          </table:table-cell>
          <table:table-cell office:value-type="float" office:value="0.970461387742177">
            <text:p>0.9704613877</text:p>
          </table:table-cell>
          <table:table-cell office:value-type="float" office:value="-9.59989074920854">
            <text:p>-9.59989074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0">
            <text:p>510</text:p>
          </table:table-cell>
          <table:table-cell office:value-type="float" office:value="12392">
            <text:p>12392</text:p>
          </table:table-cell>
          <table:table-cell office:value-type="float" office:value="20744">
            <text:p>20744</text:p>
          </table:table-cell>
          <table:table-cell office:value-type="float" office:value="33090">
            <text:p>33090</text:p>
          </table:table-cell>
          <table:table-cell office:value-type="float" office:value="-853.25">
            <text:p>-853.25</text:p>
          </table:table-cell>
          <table:table-cell office:value-type="float" office:value="276.25">
            <text:p>276.25</text:p>
          </table:table-cell>
          <table:table-cell office:value-type="float" office:value="-742.125">
            <text:p>-742.125</text:p>
          </table:table-cell>
          <table:table-cell office:value-type="float" office:value="-0.0688549063912201">
            <text:p>-0.0688549064</text:p>
          </table:table-cell>
          <table:table-cell office:value-type="float" office:value="0.0133171037408407">
            <text:p>0.0133171037</text:p>
          </table:table-cell>
          <table:table-cell office:value-type="float" office:value="-0.0224274705349048">
            <text:p>-0.0224274705</text:p>
          </table:table-cell>
          <table:table-cell office:value-type="float" office:value="0.768300183973651">
            <text:p>0.768300184</text:p>
          </table:table-cell>
          <table:table-cell office:value-type="float" office:value="1.04695745978695">
            <text:p>1.0469574598</text:p>
          </table:table-cell>
          <table:table-cell office:value-type="float" office:value="0.922489716339638">
            <text:p>0.9224897163</text:p>
          </table:table-cell>
          <table:table-cell office:value-type="float" office:value="-9.71608578625216">
            <text:p>-9.7160857863</text:p>
          </table:table-cell>
          <table:table-cell office:value-type="float" office:value="0">
            <text:p>0</text:p>
          </table:table-cell>
          <table:table-cell office:value-type="float" office:value="-30.5582845858075">
            <text:p>-30.558284585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1682">
            <text:p>11682</text:p>
          </table:table-cell>
          <table:table-cell office:value-type="float" office:value="20744">
            <text:p>20744</text:p>
          </table:table-cell>
          <table:table-cell office:value-type="float" office:value="31647">
            <text:p>31647</text:p>
          </table:table-cell>
          <table:table-cell office:value-type="float" office:value="-600.75">
            <text:p>-600.75</text:p>
          </table:table-cell>
          <table:table-cell office:value-type="float" office:value="-830.375">
            <text:p>-830.375</text:p>
          </table:table-cell>
          <table:table-cell office:value-type="float" office:value="350.75">
            <text:p>350.75</text:p>
          </table:table-cell>
          <table:table-cell office:value-type="float" office:value="-0.0514252696456086">
            <text:p>-0.0514252696</text:p>
          </table:table-cell>
          <table:table-cell office:value-type="float" office:value="-0.0400296471268801">
            <text:p>-0.0400296471</text:p>
          </table:table-cell>
          <table:table-cell office:value-type="float" office:value="0.0110831990394034">
            <text:p>0.011083199</text:p>
          </table:table-cell>
          <table:table-cell office:value-type="float" office:value="0.825194890622292">
            <text:p>0.8251948906</text:p>
          </table:table-cell>
          <table:table-cell office:value-type="float" office:value="0.863036885448161">
            <text:p>0.8630368854</text:p>
          </table:table-cell>
          <table:table-cell office:value-type="float" office:value="1.03903195774777">
            <text:p>1.0390319577</text:p>
          </table:table-cell>
          <table:table-cell office:value-type="float" office:value="-13.1291042061522">
            <text:p>-13.1291042062</text:p>
          </table:table-cell>
          <table:table-cell office:value-type="float" office:value="-16.9669121079905">
            <text:p>-16.966912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2395">
            <text:p>12395</text:p>
          </table:table-cell>
          <table:table-cell office:value-type="float" office:value="20380">
            <text:p>20380</text:p>
          </table:table-cell>
          <table:table-cell office:value-type="float" office:value="33378">
            <text:p>33378</text:p>
          </table:table-cell>
          <table:table-cell office:value-type="float" office:value="-349.5">
            <text:p>-349.5</text:p>
          </table:table-cell>
          <table:table-cell office:value-type="float" office:value="-1186.125">
            <text:p>-1186.125</text:p>
          </table:table-cell>
          <table:table-cell office:value-type="float" office:value="-118.25">
            <text:p>-118.25</text:p>
          </table:table-cell>
          <table:table-cell office:value-type="float" office:value="-0.0281968535699879">
            <text:p>-0.0281968536</text:p>
          </table:table-cell>
          <table:table-cell office:value-type="float" office:value="-0.058200441609421">
            <text:p>-0.0582004416</text:p>
          </table:table-cell>
          <table:table-cell office:value-type="float" office:value="-0.00354275271136677">
            <text:p>-0.0035427527</text:p>
          </table:table-cell>
          <table:table-cell office:value-type="float" office:value="0.902869335105487">
            <text:p>0.9028693351</text:p>
          </table:table-cell>
          <table:table-cell office:value-type="float" office:value="0.802937545517948">
            <text:p>0.8029375455</text:p>
          </table:table-cell>
          <table:table-cell office:value-type="float" office:value="0.987624965659893">
            <text:p>0.9876249657</text:p>
          </table:table-cell>
          <table:table-cell office:value-type="float" office:value="-24.234204366445">
            <text:p>-24.2342043664</text:p>
          </table:table-cell>
          <table:table-cell office:value-type="float" office:value="-11.5596180320075">
            <text:p>-11.559618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844">
            <text:p>844</text:p>
          </table:table-cell>
          <table:table-cell office:value-type="float" office:value="12798">
            <text:p>12798</text:p>
          </table:table-cell>
          <table:table-cell office:value-type="float" office:value="19618">
            <text:p>19618</text:p>
          </table:table-cell>
          <table:table-cell office:value-type="float" office:value="33976">
            <text:p>33976</text:p>
          </table:table-cell>
          <table:table-cell office:value-type="float" office:value="-288.875">
            <text:p>-288.875</text:p>
          </table:table-cell>
          <table:table-cell office:value-type="float" office:value="-241.375">
            <text:p>-241.375</text:p>
          </table:table-cell>
          <table:table-cell office:value-type="float" office:value="-383.75">
            <text:p>-383.75</text:p>
          </table:table-cell>
          <table:table-cell office:value-type="float" office:value="-0.0225718862322238">
            <text:p>-0.0225718862</text:p>
          </table:table-cell>
          <table:table-cell office:value-type="float" office:value="-0.0123037516566419">
            <text:p>-0.0123037517</text:p>
          </table:table-cell>
          <table:table-cell office:value-type="float" office:value="-0.0112947374617377">
            <text:p>-0.0112947375</text:p>
          </table:table-cell>
          <table:table-cell office:value-type="float" office:value="0.921996998681454">
            <text:p>0.9219969987</text:p>
          </table:table-cell>
          <table:table-cell office:value-type="float" office:value="0.957233578519217">
            <text:p>0.9572335785</text:p>
          </table:table-cell>
          <table:table-cell office:value-type="float" office:value="0.960718458228804">
            <text:p>0.9607184582</text:p>
          </table:table-cell>
          <table:table-cell office:value-type="float" office:value="-30.3605373337637">
            <text:p>-30.36053733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878">
            <text:p>878</text:p>
          </table:table-cell>
          <table:table-cell office:value-type="float" office:value="12392">
            <text:p>12392</text:p>
          </table:table-cell>
          <table:table-cell office:value-type="float" office:value="18728">
            <text:p>18728</text:p>
          </table:table-cell>
          <table:table-cell office:value-type="float" office:value="33351">
            <text:p>33351</text:p>
          </table:table-cell>
          <table:table-cell office:value-type="float" office:value="-853.25">
            <text:p>-853.25</text:p>
          </table:table-cell>
          <table:table-cell office:value-type="float" office:value="-506.875">
            <text:p>-506.875</text:p>
          </table:table-cell>
          <table:table-cell office:value-type="float" office:value="-898.875">
            <text:p>-898.875</text:p>
          </table:table-cell>
          <table:table-cell office:value-type="float" office:value="-0.0688549063912201">
            <text:p>-0.0688549064</text:p>
          </table:table-cell>
          <table:table-cell office:value-type="float" office:value="-0.0270650897052542">
            <text:p>-0.0270650897</text:p>
          </table:table-cell>
          <table:table-cell office:value-type="float" office:value="-0.0269519654583071">
            <text:p>-0.0269519655</text:p>
          </table:table-cell>
          <table:table-cell office:value-type="float" office:value="0.768300183973651">
            <text:p>0.768300184</text:p>
          </table:table-cell>
          <table:table-cell office:value-type="float" office:value="0.906707923429887">
            <text:p>0.9067079234</text:p>
          </table:table-cell>
          <table:table-cell office:value-type="float" office:value="0.907091881442374">
            <text:p>0.9070918814</text:p>
          </table:table-cell>
          <table:table-cell office:value-type="float" office:value="-9.71608578625216">
            <text:p>-9.7160857863</text:p>
          </table:table-cell>
          <table:table-cell office:value-type="float" office:value="-25.2622196393246">
            <text:p>-25.2622196393</text:p>
          </table:table-cell>
          <table:table-cell office:value-type="float" office:value="-25.3697196186863">
            <text:p>-25.369719618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11424">
            <text:p>11424</text:p>
          </table:table-cell>
          <table:table-cell office:value-type="float" office:value="17874">
            <text:p>17874</text:p>
          </table:table-cell>
          <table:table-cell office:value-type="float" office:value="30391">
            <text:p>30391</text:p>
          </table:table-cell>
          <table:table-cell office:value-type="float" office:value="-489.75">
            <text:p>-489.75</text:p>
          </table:table-cell>
          <table:table-cell office:value-type="float" office:value="-869">
            <text:p>-869</text:p>
          </table:table-cell>
          <table:table-cell office:value-type="float" office:value="-1401.875">
            <text:p>-1401.875</text:p>
          </table:table-cell>
          <table:table-cell office:value-type="float" office:value="-0.0428702731092437">
            <text:p>-0.0428702731</text:p>
          </table:table-cell>
          <table:table-cell office:value-type="float" office:value="-0.0486181045093432">
            <text:p>-0.0486181045</text:p>
          </table:table-cell>
          <table:table-cell office:value-type="float" office:value="-0.0461279655161067">
            <text:p>-0.0461279655</text:p>
          </table:table-cell>
          <table:table-cell office:value-type="float" office:value="0.853556250337911">
            <text:p>0.8535562503</text:p>
          </table:table-cell>
          <table:table-cell office:value-type="float" office:value="0.834469525586019">
            <text:p>0.8344695256</text:p>
          </table:table-cell>
          <table:table-cell office:value-type="float" office:value="0.84272258753083">
            <text:p>0.8427225875</text:p>
          </table:table-cell>
          <table:table-cell office:value-type="float" office:value="-15.8193761940424">
            <text:p>-15.819376194</text:p>
          </table:table-cell>
          <table:table-cell office:value-type="float" office:value="-13.9075243194687">
            <text:p>-13.9075243195</text:p>
          </table:table-cell>
          <table:table-cell office:value-type="float" office:value="-14.6773136883992">
            <text:p>-14.677313688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358">
            <text:p>17358</text:p>
          </table:table-cell>
          <table:table-cell office:value-type="float" office:value="26885">
            <text:p>26885</text:p>
          </table:table-cell>
          <table:table-cell office:value-type="float" office:value="-302.75">
            <text:p>-302.75</text:p>
          </table:table-cell>
          <table:table-cell office:value-type="float" office:value="-36.375">
            <text:p>-36.375</text:p>
          </table:table-cell>
          <table:table-cell office:value-type="float" office:value="-1531.75">
            <text:p>-1531.75</text:p>
          </table:table-cell>
          <table:table-cell office:value-type="float" office:value="-0.0256350550381033">
            <text:p>-0.025635055</text:p>
          </table:table-cell>
          <table:table-cell office:value-type="float" office:value="-0.00209557552713446">
            <text:p>-0.0020955755</text:p>
          </table:table-cell>
          <table:table-cell office:value-type="float" office:value="-0.0569741491538032">
            <text:p>-0.0569741492</text:p>
          </table:table-cell>
          <table:table-cell office:value-type="float" office:value="0.911565333218379">
            <text:p>0.9115653332</text:p>
          </table:table-cell>
          <table:table-cell office:value-type="float" office:value="0.992674092871138">
            <text:p>0.9926740929</text:p>
          </table:table-cell>
          <table:table-cell office:value-type="float" office:value="0.806952743158416">
            <text:p>0.8069527432</text:p>
          </table:table-cell>
          <table:table-cell office:value-type="float" office:value="-26.6909625540263">
            <text:p>-26.690962554</text:p>
          </table:table-cell>
          <table:table-cell office:value-type="float" office:value="0">
            <text:p>0</text:p>
          </table:table-cell>
          <table:table-cell office:value-type="float" office:value="-11.8160325958447">
            <text:p>-11.816032595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2">
            <text:p>1232</text:p>
          </table:table-cell>
          <table:table-cell office:value-type="float" office:value="12703">
            <text:p>12703</text:p>
          </table:table-cell>
          <table:table-cell office:value-type="float" office:value="16606">
            <text:p>16606</text:p>
          </table:table-cell>
          <table:table-cell office:value-type="float" office:value="24230">
            <text:p>24230</text:p>
          </table:table-cell>
          <table:table-cell office:value-type="float" office:value="-172">
            <text:p>-172</text:p>
          </table:table-cell>
          <table:table-cell office:value-type="float" office:value="-191.875">
            <text:p>-191.875</text:p>
          </table:table-cell>
          <table:table-cell office:value-type="float" office:value="-1440.5">
            <text:p>-1440.5</text:p>
          </table:table-cell>
          <table:table-cell office:value-type="float" office:value="-0.0135401086357553">
            <text:p>-0.0135401086</text:p>
          </table:table-cell>
          <table:table-cell office:value-type="float" office:value="-0.0115545585932795">
            <text:p>-0.0115545586</text:p>
          </table:table-cell>
          <table:table-cell office:value-type="float" office:value="-0.0594510936855138">
            <text:p>-0.0594510937</text:p>
          </table:table-cell>
          <table:table-cell office:value-type="float" office:value="0.952968955476918">
            <text:p>0.9529689555</text:p>
          </table:table-cell>
          <table:table-cell office:value-type="float" office:value="0.959820720259121">
            <text:p>0.9598207203</text:p>
          </table:table-cell>
          <table:table-cell office:value-type="float" office:value="0.798848659879893">
            <text:p>0.7988486599</text:p>
          </table:table-cell>
          <table:table-cell table:number-columns-repeated="2" office:value-type="float" office:value="0">
            <text:p>0</text:p>
          </table:table-cell>
          <table:table-cell office:value-type="float" office:value="-11.3090020011864">
            <text:p>-11.309002001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749">
            <text:p>15749</text:p>
          </table:table-cell>
          <table:table-cell office:value-type="float" office:value="21773">
            <text:p>21773</text:p>
          </table:table-cell>
          <table:table-cell office:value-type="float" office:value="-81.5">
            <text:p>-81.5</text:p>
          </table:table-cell>
          <table:table-cell office:value-type="float" office:value="-34.25">
            <text:p>-34.25</text:p>
          </table:table-cell>
          <table:table-cell office:value-type="float" office:value="-123.375">
            <text:p>-123.375</text:p>
          </table:table-cell>
          <table:table-cell office:value-type="float" office:value="-0.00679619746497665">
            <text:p>-0.0067961975</text:p>
          </table:table-cell>
          <table:table-cell office:value-type="float" office:value="-0.00217474125341292">
            <text:p>-0.0021747413</text:p>
          </table:table-cell>
          <table:table-cell office:value-type="float" office:value="-0.00566642171496808">
            <text:p>-0.0056664217</text:p>
          </table:table-cell>
          <table:table-cell office:value-type="float" office:value="0.976303837940548">
            <text:p>0.9763038379</text:p>
          </table:table-cell>
          <table:table-cell office:value-type="float" office:value="0.992397675432113">
            <text:p>0.9923976754</text:p>
          </table:table-cell>
          <table:table-cell office:value-type="float" office:value="0.980230456334313">
            <text:p>0.98023045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11236">
            <text:p>11236</text:p>
          </table:table-cell>
          <table:table-cell office:value-type="float" office:value="15544">
            <text:p>15544</text:p>
          </table:table-cell>
          <table:table-cell office:value-type="float" office:value="23488">
            <text:p>23488</text:p>
          </table:table-cell>
          <table:table-cell office:value-type="float" office:value="-481.375">
            <text:p>-481.375</text:p>
          </table:table-cell>
          <table:table-cell office:value-type="float" office:value="-100.5">
            <text:p>-100.5</text:p>
          </table:table-cell>
          <table:table-cell office:value-type="float" office:value="-46.375">
            <text:p>-46.375</text:p>
          </table:table-cell>
          <table:table-cell office:value-type="float" office:value="-0.0428422036311855">
            <text:p>-0.0428422036</text:p>
          </table:table-cell>
          <table:table-cell office:value-type="float" office:value="-0.00646551724137931">
            <text:p>-0.0064655172</text:p>
          </table:table-cell>
          <table:table-cell office:value-type="float" office:value="-0.00197441246594005">
            <text:p>-0.0019744125</text:p>
          </table:table-cell>
          <table:table-cell office:value-type="float" office:value="0.853649777938324">
            <text:p>0.8536497779</text:p>
          </table:table-cell>
          <table:table-cell office:value-type="float" office:value="0.977452623365042">
            <text:p>0.9774526234</text:p>
          </table:table-cell>
          <table:table-cell office:value-type="float" office:value="0.993097197046198">
            <text:p>0.993097197</text:p>
          </table:table-cell>
          <table:table-cell office:value-type="float" office:value="-15.8299711994261">
            <text:p>-15.82997119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1520">
            <text:p>11520</text:p>
          </table:table-cell>
          <table:table-cell office:value-type="float" office:value="15444">
            <text:p>15444</text:p>
          </table:table-cell>
          <table:table-cell office:value-type="float" office:value="23413">
            <text:p>23413</text:p>
          </table:table-cell>
          <table:table-cell office:value-type="float" office:value="-122.75">
            <text:p>-122.75</text:p>
          </table:table-cell>
          <table:table-cell office:value-type="float" office:value="-331.25">
            <text:p>-331.25</text:p>
          </table:table-cell>
          <table:table-cell office:value-type="float" office:value="-60.75">
            <text:p>-60.75</text:p>
          </table:table-cell>
          <table:table-cell office:value-type="float" office:value="-0.0106553819444444">
            <text:p>-0.0106553819</text:p>
          </table:table-cell>
          <table:table-cell office:value-type="float" office:value="-0.0214484589484589">
            <text:p>-0.0214484589</text:p>
          </table:table-cell>
          <table:table-cell office:value-type="float" office:value="-0.00259471233929868">
            <text:p>-0.0025947123</text:p>
          </table:table-cell>
          <table:table-cell office:value-type="float" office:value="0.962928696036633">
            <text:p>0.962928696</text:p>
          </table:table-cell>
          <table:table-cell office:value-type="float" office:value="0.925832065007271">
            <text:p>0.925832065</text:p>
          </table:table-cell>
          <table:table-cell office:value-type="float" office:value="0.990931702575417">
            <text:p>0.9909317026</text:p>
          </table:table-cell>
          <table:table-cell office:value-type="float" office:value="0">
            <text:p>0</text:p>
          </table:table-cell>
          <table:table-cell office:value-type="float" office:value="-31.9690496709677">
            <text:p>-31.969049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1294">
            <text:p>1294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2078">
            <text:p>12078</text:p>
          </table:table-cell>
          <table:table-cell office:value-type="float" office:value="15902">
            <text:p>15902</text:p>
          </table:table-cell>
          <table:table-cell office:value-type="float" office:value="22313">
            <text:p>22313</text:p>
          </table:table-cell>
          <table:table-cell office:value-type="float" office:value="-141.25">
            <text:p>-141.25</text:p>
          </table:table-cell>
          <table:table-cell office:value-type="float" office:value="-191.25">
            <text:p>-191.25</text:p>
          </table:table-cell>
          <table:table-cell office:value-type="float" office:value="-157.25">
            <text:p>-157.25</text:p>
          </table:table-cell>
          <table:table-cell office:value-type="float" office:value="-0.0116948170226859">
            <text:p>-0.011694817</text:p>
          </table:table-cell>
          <table:table-cell office:value-type="float" office:value="-0.0120267890831342">
            <text:p>-0.0120267891</text:p>
          </table:table-cell>
          <table:table-cell office:value-type="float" office:value="-0.00704746112131941">
            <text:p>-0.0070474611</text:p>
          </table:table-cell>
          <table:table-cell office:value-type="float" office:value="0.95933620716118">
            <text:p>0.9593362072</text:p>
          </table:table-cell>
          <table:table-cell office:value-type="float" office:value="0.958189739774105">
            <text:p>0.9581897398</text:p>
          </table:table-cell>
          <table:table-cell office:value-type="float" office:value="0.975431232823565">
            <text:p>0.97543123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472">
            <text:p>11472</text:p>
          </table:table-cell>
          <table:table-cell office:value-type="float" office:value="15613">
            <text:p>15613</text:p>
          </table:table-cell>
          <table:table-cell office:value-type="float" office:value="21817">
            <text:p>21817</text:p>
          </table:table-cell>
          <table:table-cell office:value-type="float" office:value="-44.75">
            <text:p>-44.75</text:p>
          </table:table-cell>
          <table:table-cell office:value-type="float" office:value="-127.5">
            <text:p>-127.5</text:p>
          </table:table-cell>
          <table:table-cell office:value-type="float" office:value="-1.125">
            <text:p>-1.125</text:p>
          </table:table-cell>
          <table:table-cell office:value-type="float" office:value="-0.0039008019525802">
            <text:p>-0.003900802</text:p>
          </table:table-cell>
          <table:table-cell office:value-type="float" office:value="-0.00816627169666304">
            <text:p>-0.0081662717</text:p>
          </table:table-cell>
          <table:table-cell table:style-name="ce17" office:value-type="float" office:value="-0.000051565293120044">
            <text:p>-5.16E-005</text:p>
          </table:table-cell>
          <table:table-cell office:value-type="float" office:value="0.986377017027481">
            <text:p>0.986377017</text:p>
          </table:table-cell>
          <table:table-cell office:value-type="float" office:value="0.97154875752879">
            <text:p>0.9715487575</text:p>
          </table:table-cell>
          <table:table-cell office:value-type="float" office:value="0.99981952668568">
            <text:p>0.9998195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1595">
            <text:p>11595</text:p>
          </table:table-cell>
          <table:table-cell office:value-type="float" office:value="16312">
            <text:p>16312</text:p>
          </table:table-cell>
          <table:table-cell office:value-type="float" office:value="22944">
            <text:p>22944</text:p>
          </table:table-cell>
          <table:table-cell office:value-type="float" office:value="-136">
            <text:p>-136</text:p>
          </table:table-cell>
          <table:table-cell office:value-type="float" office:value="-17.25">
            <text:p>-17.25</text:p>
          </table:table-cell>
          <table:table-cell office:value-type="float" office:value="-9.875">
            <text:p>-9.875</text:p>
          </table:table-cell>
          <table:table-cell office:value-type="float" office:value="-0.0117291936179388">
            <text:p>-0.0117291936</text:p>
          </table:table-cell>
          <table:table-cell office:value-type="float" office:value="-0.00105750367827366">
            <text:p>-0.0010575037</text:p>
          </table:table-cell>
          <table:table-cell office:value-type="float" office:value="-0.000430395746164575">
            <text:p>-0.0004303957</text:p>
          </table:table-cell>
          <table:table-cell office:value-type="float" office:value="0.959217467343751">
            <text:p>0.9592174673</text:p>
          </table:table-cell>
          <table:table-cell office:value-type="float" office:value="0.99630092902154">
            <text:p>0.996300929</text:p>
          </table:table-cell>
          <table:table-cell office:value-type="float" office:value="0.998493977959801">
            <text:p>0.9984939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140">
            <text:p>16140</text:p>
          </table:table-cell>
          <table:table-cell office:value-type="float" office:value="23206">
            <text:p>23206</text:p>
          </table:table-cell>
          <table:table-cell office:value-type="float" office:value="-135.25">
            <text:p>-135.25</text:p>
          </table:table-cell>
          <table:table-cell office:value-type="float" office:value="-63.75">
            <text:p>-63.75</text:p>
          </table:table-cell>
          <table:table-cell office:value-type="float" office:value="-98.5">
            <text:p>-98.5</text:p>
          </table:table-cell>
          <table:table-cell office:value-type="float" office:value="-0.0119320688134098">
            <text:p>-0.0119320688</text:p>
          </table:table-cell>
          <table:table-cell office:value-type="float" office:value="-0.00394981412639405">
            <text:p>-0.0039498141</text:p>
          </table:table-cell>
          <table:table-cell office:value-type="float" office:value="-0.00424459191588382">
            <text:p>-0.0042445919</text:p>
          </table:table-cell>
          <table:table-cell office:value-type="float" office:value="0.958516812714755">
            <text:p>0.9585168127</text:p>
          </table:table-cell>
          <table:table-cell office:value-type="float" office:value="0.986206228579622">
            <text:p>0.9862062286</text:p>
          </table:table-cell>
          <table:table-cell office:value-type="float" office:value="0.98517924075305">
            <text:p>0.98517924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1743">
            <text:p>11743</text:p>
          </table:table-cell>
          <table:table-cell office:value-type="float" office:value="15360">
            <text:p>15360</text:p>
          </table:table-cell>
          <table:table-cell office:value-type="float" office:value="21998">
            <text:p>21998</text:p>
          </table:table-cell>
          <table:table-cell office:value-type="float" office:value="-171.875">
            <text:p>-171.875</text:p>
          </table:table-cell>
          <table:table-cell office:value-type="float" office:value="-194.5">
            <text:p>-194.5</text:p>
          </table:table-cell>
          <table:table-cell office:value-type="float" office:value="-171.375">
            <text:p>-171.375</text:p>
          </table:table-cell>
          <table:table-cell office:value-type="float" office:value="-0.0146363791194754">
            <text:p>-0.0146363791</text:p>
          </table:table-cell>
          <table:table-cell office:value-type="float" office:value="-0.0126627604166667">
            <text:p>-0.0126627604</text:p>
          </table:table-cell>
          <table:table-cell office:value-type="float" office:value="-0.00779048095281389">
            <text:p>-0.007790481</text:p>
          </table:table-cell>
          <table:table-cell office:value-type="float" office:value="0.949192551325545">
            <text:p>0.9491925513</text:p>
          </table:table-cell>
          <table:table-cell office:value-type="float" office:value="0.955994615724352">
            <text:p>0.9559946157</text:p>
          </table:table-cell>
          <table:table-cell office:value-type="float" office:value="0.972852272188365">
            <text:p>0.97285227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470">
            <text:p>11470</text:p>
          </table:table-cell>
          <table:table-cell office:value-type="float" office:value="15058">
            <text:p>15058</text:p>
          </table:table-cell>
          <table:table-cell office:value-type="float" office:value="21597">
            <text:p>21597</text:p>
          </table:table-cell>
          <table:table-cell office:value-type="float" office:value="-53.75">
            <text:p>-53.75</text:p>
          </table:table-cell>
          <table:table-cell office:value-type="float" office:value="-60.5">
            <text:p>-60.5</text:p>
          </table:table-cell>
          <table:table-cell office:value-type="float" office:value="-108">
            <text:p>-108</text:p>
          </table:table-cell>
          <table:table-cell office:value-type="float" office:value="-0.00468613775065388">
            <text:p>-0.0046861378</text:p>
          </table:table-cell>
          <table:table-cell office:value-type="float" office:value="-0.00401779784831983">
            <text:p>-0.0040177978</text:p>
          </table:table-cell>
          <table:table-cell office:value-type="float" office:value="-0.00500069454090846">
            <text:p>-0.0050006945</text:p>
          </table:table-cell>
          <table:table-cell office:value-type="float" office:value="0.983641559251267">
            <text:p>0.9836415593</text:p>
          </table:table-cell>
          <table:table-cell office:value-type="float" office:value="0.985969347221999">
            <text:p>0.9859693472</text:p>
          </table:table-cell>
          <table:table-cell office:value-type="float" office:value="0.982546582720768">
            <text:p>0.98254658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1355">
            <text:p>11355</text:p>
          </table:table-cell>
          <table:table-cell office:value-type="float" office:value="14818">
            <text:p>14818</text:p>
          </table:table-cell>
          <table:table-cell office:value-type="float" office:value="22406">
            <text:p>22406</text:p>
          </table:table-cell>
          <table:table-cell office:value-type="float" office:value="-88.5">
            <text:p>-88.5</text:p>
          </table:table-cell>
          <table:table-cell office:value-type="float" office:value="-134.75">
            <text:p>-134.75</text:p>
          </table:table-cell>
          <table:table-cell office:value-type="float" office:value="-161.625">
            <text:p>-161.625</text:p>
          </table:table-cell>
          <table:table-cell office:value-type="float" office:value="-0.00779392338177015">
            <text:p>-0.0077939234</text:p>
          </table:table-cell>
          <table:table-cell office:value-type="float" office:value="-0.00909366986097989">
            <text:p>-0.0090936699</text:p>
          </table:table-cell>
          <table:table-cell office:value-type="float" office:value="-0.00721346960635544">
            <text:p>-0.0072134696</text:p>
          </table:table-cell>
          <table:table-cell office:value-type="float" office:value="0.972840328837499">
            <text:p>0.9728403288</text:p>
          </table:table-cell>
          <table:table-cell office:value-type="float" office:value="0.96833423735639">
            <text:p>0.9683342374</text:p>
          </table:table-cell>
          <table:table-cell office:value-type="float" office:value="0.974854843299529">
            <text:p>0.97485484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1030">
            <text:p>11030</text:p>
          </table:table-cell>
          <table:table-cell office:value-type="float" office:value="14852">
            <text:p>14852</text:p>
          </table:table-cell>
          <table:table-cell office:value-type="float" office:value="22140">
            <text:p>22140</text:p>
          </table:table-cell>
          <table:table-cell office:value-type="float" office:value="-95.375">
            <text:p>-95.375</text:p>
          </table:table-cell>
          <table:table-cell office:value-type="float" office:value="-377.75">
            <text:p>-377.75</text:p>
          </table:table-cell>
          <table:table-cell office:value-type="float" office:value="-63">
            <text:p>-63</text:p>
          </table:table-cell>
          <table:table-cell office:value-type="float" office:value="-0.00864687216681777">
            <text:p>-0.0086468722</text:p>
          </table:table-cell>
          <table:table-cell office:value-type="float" office:value="-0.0254342849447886">
            <text:p>-0.0254342849</text:p>
          </table:table-cell>
          <table:table-cell office:value-type="float" office:value="-0.00284552845528455">
            <text:p>-0.0028455285</text:p>
          </table:table-cell>
          <table:table-cell office:value-type="float" office:value="0.969882493476746">
            <text:p>0.9698824935</text:p>
          </table:table-cell>
          <table:table-cell office:value-type="float" office:value="0.912247932280519">
            <text:p>0.9122479323</text:p>
          </table:table-cell>
          <table:table-cell office:value-type="float" office:value="0.990056520589596">
            <text:p>0.9900565206</text:p>
          </table:table-cell>
          <table:table-cell office:value-type="float" office:value="0">
            <text:p>0</text:p>
          </table:table-cell>
          <table:table-cell office:value-type="float" office:value="-26.9044119396393">
            <text:p>-26.90441193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834">
            <text:p>834</text:p>
          </table:table-cell>
          <table:table-cell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11467">
            <text:p>11467</text:p>
          </table:table-cell>
          <table:table-cell office:value-type="float" office:value="14892">
            <text:p>14892</text:p>
          </table:table-cell>
          <table:table-cell office:value-type="float" office:value="21280">
            <text:p>21280</text:p>
          </table:table-cell>
          <table:table-cell office:value-type="float" office:value="-119.5">
            <text:p>-119.5</text:p>
          </table:table-cell>
          <table:table-cell office:value-type="float" office:value="-216.5">
            <text:p>-216.5</text:p>
          </table:table-cell>
          <table:table-cell office:value-type="float" office:value="-307.25">
            <text:p>-307.25</text:p>
          </table:table-cell>
          <table:table-cell office:value-type="float" office:value="-0.010421208685794">
            <text:p>-0.0104212087</text:p>
          </table:table-cell>
          <table:table-cell office:value-type="float" office:value="-0.0145380069836154">
            <text:p>-0.014538007</text:p>
          </table:table-cell>
          <table:table-cell office:value-type="float" office:value="-0.0144384398496241">
            <text:p>-0.0144384398</text:p>
          </table:table-cell>
          <table:table-cell office:value-type="float" office:value="0.963738628717048">
            <text:p>0.9637386287</text:p>
          </table:table-cell>
          <table:table-cell office:value-type="float" office:value="0.949531228705575">
            <text:p>0.9495312287</text:p>
          </table:table-cell>
          <table:table-cell office:value-type="float" office:value="0.949874058875087">
            <text:p>0.94987405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335">
            <text:p>11335</text:p>
          </table:table-cell>
          <table:table-cell office:value-type="float" office:value="15058">
            <text:p>15058</text:p>
          </table:table-cell>
          <table:table-cell office:value-type="float" office:value="21461">
            <text:p>21461</text:p>
          </table:table-cell>
          <table:table-cell office:value-type="float" office:value="-25.25">
            <text:p>-25.25</text:p>
          </table:table-cell>
          <table:table-cell office:value-type="float" office:value="-60.5">
            <text:p>-60.5</text:p>
          </table:table-cell>
          <table:table-cell office:value-type="float" office:value="-401.75">
            <text:p>-401.75</text:p>
          </table:table-cell>
          <table:table-cell office:value-type="float" office:value="-0.00222761358623732">
            <text:p>-0.0022276136</text:p>
          </table:table-cell>
          <table:table-cell office:value-type="float" office:value="-0.00401779784831983">
            <text:p>-0.0040177978</text:p>
          </table:table-cell>
          <table:table-cell office:value-type="float" office:value="-0.0187200037276921">
            <text:p>-0.0187200037</text:p>
          </table:table-cell>
          <table:table-cell office:value-type="float" office:value="0.992213078482257">
            <text:p>0.9922130785</text:p>
          </table:table-cell>
          <table:table-cell office:value-type="float" office:value="0.985969347221999">
            <text:p>0.9859693472</text:p>
          </table:table-cell>
          <table:table-cell office:value-type="float" office:value="0.935166846490625">
            <text:p>0.93516684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982">
            <text:p>10982</text:p>
          </table:table-cell>
          <table:table-cell office:value-type="float" office:value="14398">
            <text:p>14398</text:p>
          </table:table-cell>
          <table:table-cell office:value-type="float" office:value="21482">
            <text:p>21482</text:p>
          </table:table-cell>
          <table:table-cell office:value-type="float" office:value="-253.5">
            <text:p>-253.5</text:p>
          </table:table-cell>
          <table:table-cell office:value-type="float" office:value="-278.25">
            <text:p>-278.25</text:p>
          </table:table-cell>
          <table:table-cell office:value-type="float" office:value="-108">
            <text:p>-108</text:p>
          </table:table-cell>
          <table:table-cell office:value-type="float" office:value="-0.0230832270988891">
            <text:p>-0.0230832271</text:p>
          </table:table-cell>
          <table:table-cell office:value-type="float" office:value="-0.0193256007778858">
            <text:p>-0.0193256008</text:p>
          </table:table-cell>
          <table:table-cell office:value-type="float" office:value="-0.00502746485429662">
            <text:p>-0.0050274649</text:p>
          </table:table-cell>
          <table:table-cell office:value-type="float" office:value="0.920253062485554">
            <text:p>0.9202530625</text:p>
          </table:table-cell>
          <table:table-cell office:value-type="float" office:value="0.933092415814435">
            <text:p>0.9330924158</text:p>
          </table:table-cell>
          <table:table-cell office:value-type="float" office:value="0.98245341279957">
            <text:p>0.9824534128</text:p>
          </table:table-cell>
          <table:table-cell office:value-type="float" office:value="-29.6802523516678">
            <text:p>-29.68025235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10352">
            <text:p>10352</text:p>
          </table:table-cell>
          <table:table-cell office:value-type="float" office:value="14342">
            <text:p>14342</text:p>
          </table:table-cell>
          <table:table-cell office:value-type="float" office:value="21500">
            <text:p>21500</text:p>
          </table:table-cell>
          <table:table-cell office:value-type="float" office:value="-116.625">
            <text:p>-116.625</text:p>
          </table:table-cell>
          <table:table-cell office:value-type="float" office:value="-401.625">
            <text:p>-401.625</text:p>
          </table:table-cell>
          <table:table-cell office:value-type="float" office:value="-59.125">
            <text:p>-59.125</text:p>
          </table:table-cell>
          <table:table-cell office:value-type="float" office:value="-0.0112659389489954">
            <text:p>-0.0112659389</text:p>
          </table:table-cell>
          <table:table-cell office:value-type="float" office:value="-0.028003416538837">
            <text:p>-0.0280034165</text:p>
          </table:table-cell>
          <table:table-cell office:value-type="float" office:value="-0.00275">
            <text:p>-0.00275</text:p>
          </table:table-cell>
          <table:table-cell office:value-type="float" office:value="0.960817979584105">
            <text:p>0.9608179796</text:p>
          </table:table-cell>
          <table:table-cell office:value-type="float" office:value="0.903525057136252">
            <text:p>0.9035250571</text:p>
          </table:table-cell>
          <table:table-cell office:value-type="float" office:value="0.9903898225">
            <text:p>0.9903898225</text:p>
          </table:table-cell>
          <table:table-cell office:value-type="float" office:value="0">
            <text:p>0</text:p>
          </table:table-cell>
          <table:table-cell office:value-type="float" office:value="-24.4040220101885">
            <text:p>-24.4040220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10430">
            <text:p>10430</text:p>
          </table:table-cell>
          <table:table-cell office:value-type="float" office:value="14350">
            <text:p>14350</text:p>
          </table:table-cell>
          <table:table-cell office:value-type="float" office:value="20796">
            <text:p>20796</text:p>
          </table:table-cell>
          <table:table-cell office:value-type="float" office:value="-198.125">
            <text:p>-198.125</text:p>
          </table:table-cell>
          <table:table-cell office:value-type="float" office:value="-24">
            <text:p>-24</text:p>
          </table:table-cell>
          <table:table-cell office:value-type="float" office:value="-247.75">
            <text:p>-247.75</text:p>
          </table:table-cell>
          <table:table-cell office:value-type="float" office:value="-0.0189956855225312">
            <text:p>-0.0189956855</text:p>
          </table:table-cell>
          <table:table-cell office:value-type="float" office:value="-0.00167247386759582">
            <text:p>-0.0016724739</text:p>
          </table:table-cell>
          <table:table-cell office:value-type="float" office:value="-0.0119133487209079">
            <text:p>-0.0119133487</text:p>
          </table:table-cell>
          <table:table-cell office:value-type="float" office:value="0.934222339365344">
            <text:p>0.9342223394</text:p>
          </table:table-cell>
          <table:table-cell office:value-type="float" office:value="0.994151823914337">
            <text:p>0.9941518239</text:p>
          </table:table-cell>
          <table:table-cell office:value-type="float" office:value="0.958581458117205">
            <text:p>0.95858145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10061">
            <text:p>10061</text:p>
          </table:table-cell>
          <table:table-cell office:value-type="float" office:value="14369">
            <text:p>14369</text:p>
          </table:table-cell>
          <table:table-cell office:value-type="float" office:value="21115">
            <text:p>21115</text:p>
          </table:table-cell>
          <table:table-cell office:value-type="float" office:value="-426.125">
            <text:p>-426.125</text:p>
          </table:table-cell>
          <table:table-cell office:value-type="float" office:value="22.375">
            <text:p>22.375</text:p>
          </table:table-cell>
          <table:table-cell office:value-type="float" office:value="-354">
            <text:p>-354</text:p>
          </table:table-cell>
          <table:table-cell office:value-type="float" office:value="-0.04235413974754">
            <text:p>-0.0423541397</text:p>
          </table:table-cell>
          <table:table-cell office:value-type="float" office:value="0.00155717168905282">
            <text:p>0.0015571717</text:p>
          </table:table-cell>
          <table:table-cell office:value-type="float" office:value="-0.0167653327018707">
            <text:p>-0.0167653327</text:p>
          </table:table-cell>
          <table:table-cell office:value-type="float" office:value="0.855276502264968">
            <text:p>0.8552765023</text:p>
          </table:table-cell>
          <table:table-cell office:value-type="float" office:value="1.00545485348768">
            <text:p>1.0054548535</text:p>
          </table:table-cell>
          <table:table-cell office:value-type="float" office:value="0.941872245249437">
            <text:p>0.9418722452</text:p>
          </table:table-cell>
          <table:table-cell office:value-type="float" office:value="-16.0164386558251">
            <text:p>-16.01643865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660">
            <text:p>13660</text:p>
          </table:table-cell>
          <table:table-cell office:value-type="float" office:value="19300">
            <text:p>19300</text:p>
          </table:table-cell>
          <table:table-cell office:value-type="float" office:value="-281.25">
            <text:p>-281.25</text:p>
          </table:table-cell>
          <table:table-cell office:value-type="float" office:value="-604.75">
            <text:p>-604.75</text:p>
          </table:table-cell>
          <table:table-cell office:value-type="float" office:value="-211.75">
            <text:p>-211.75</text:p>
          </table:table-cell>
          <table:table-cell office:value-type="float" office:value="-0.0279378166285885">
            <text:p>-0.0279378166</text:p>
          </table:table-cell>
          <table:table-cell office:value-type="float" office:value="-0.0442715959004392">
            <text:p>-0.0442715959</text:p>
          </table:table-cell>
          <table:table-cell office:value-type="float" office:value="-0.0109715025906736">
            <text:p>-0.0109715026</text:p>
          </table:table-cell>
          <table:table-cell office:value-type="float" office:value="0.903747464131967">
            <text:p>0.9037474641</text:p>
          </table:table-cell>
          <table:table-cell office:value-type="float" office:value="0.848890963787463">
            <text:p>0.8488909638</text:p>
          </table:table-cell>
          <table:table-cell office:value-type="float" office:value="0.961835673716073">
            <text:p>0.9618356737</text:p>
          </table:table-cell>
          <table:table-cell office:value-type="float" office:value="-24.4621458571063">
            <text:p>-24.4621458571</text:p>
          </table:table-cell>
          <table:table-cell office:value-type="float" office:value="-15.3075128574978">
            <text:p>-15.3075128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597">
            <text:p>13597</text:p>
          </table:table-cell>
          <table:table-cell office:value-type="float" office:value="19471">
            <text:p>19471</text:p>
          </table:table-cell>
          <table:table-cell office:value-type="float" office:value="-94.875">
            <text:p>-94.875</text:p>
          </table:table-cell>
          <table:table-cell office:value-type="float" office:value="-329.75">
            <text:p>-329.75</text:p>
          </table:table-cell>
          <table:table-cell office:value-type="float" office:value="-422.5">
            <text:p>-422.5</text:p>
          </table:table-cell>
          <table:table-cell office:value-type="float" office:value="-0.00965157680569685">
            <text:p>-0.0096515768</text:p>
          </table:table-cell>
          <table:table-cell office:value-type="float" office:value="-0.0242516731631978">
            <text:p>-0.0242516732</text:p>
          </table:table-cell>
          <table:table-cell office:value-type="float" office:value="-0.0216989368804889">
            <text:p>-0.0216989369</text:p>
          </table:table-cell>
          <table:table-cell office:value-type="float" office:value="0.96640206093234">
            <text:p>0.9664020609</text:p>
          </table:table-cell>
          <table:table-cell office:value-type="float" office:value="0.916271905485188">
            <text:p>0.9162719055</text:p>
          </table:table-cell>
          <table:table-cell office:value-type="float" office:value="0.924976574887306">
            <text:p>0.9249765749</text:p>
          </table:table-cell>
          <table:table-cell office:value-type="float" office:value="0">
            <text:p>0</text:p>
          </table:table-cell>
          <table:table-cell office:value-type="float" office:value="-28.2334252000254">
            <text:p>-28.2334252</text:p>
          </table:table-cell>
          <table:table-cell office:value-type="float" office:value="-31.5959906089597">
            <text:p>-31.59599060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9955">
            <text:p>9955</text:p>
          </table:table-cell>
          <table:table-cell office:value-type="float" office:value="13334">
            <text:p>13334</text:p>
          </table:table-cell>
          <table:table-cell office:value-type="float" office:value="19912">
            <text:p>19912</text:p>
          </table:table-cell>
          <table:table-cell office:value-type="float" office:value="-238.75">
            <text:p>-238.75</text:p>
          </table:table-cell>
          <table:table-cell office:value-type="float" office:value="-631">
            <text:p>-631</text:p>
          </table:table-cell>
          <table:table-cell office:value-type="float" office:value="-259.375">
            <text:p>-259.375</text:p>
          </table:table-cell>
          <table:table-cell office:value-type="float" office:value="-0.0239829231541939">
            <text:p>-0.0239829232</text:p>
          </table:table-cell>
          <table:table-cell office:value-type="float" office:value="-0.0473226338683066">
            <text:p>-0.0473226339</text:p>
          </table:table-cell>
          <table:table-cell office:value-type="float" office:value="-0.0130260646846123">
            <text:p>-0.0130260647</text:p>
          </table:table-cell>
          <table:table-cell office:value-type="float" office:value="0.917187122942241">
            <text:p>0.9171871229</text:p>
          </table:table-cell>
          <table:table-cell office:value-type="float" office:value="0.838760067546345">
            <text:p>0.8387600675</text:p>
          </table:table-cell>
          <table:table-cell office:value-type="float" office:value="0.954741343191746">
            <text:p>0.9547413432</text:p>
          </table:table-cell>
          <table:table-cell office:value-type="float" office:value="-28.5537213325571">
            <text:p>-28.5537213326</text:p>
          </table:table-cell>
          <table:table-cell office:value-type="float" office:value="-14.2978917243322">
            <text:p>-14.2978917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8555">
            <text:p>8555</text:p>
          </table:table-cell>
          <table:table-cell office:value-type="float" office:value="12524">
            <text:p>12524</text:p>
          </table:table-cell>
          <table:table-cell office:value-type="float" office:value="20552">
            <text:p>20552</text:p>
          </table:table-cell>
          <table:table-cell office:value-type="float" office:value="-321.875">
            <text:p>-321.875</text:p>
          </table:table-cell>
          <table:table-cell office:value-type="float" office:value="-564.75">
            <text:p>-564.75</text:p>
          </table:table-cell>
          <table:table-cell office:value-type="float" office:value="-408.875">
            <text:p>-408.875</text:p>
          </table:table-cell>
          <table:table-cell office:value-type="float" office:value="-0.0376241963763881">
            <text:p>-0.0376241964</text:p>
          </table:table-cell>
          <table:table-cell office:value-type="float" office:value="-0.0450934206323858">
            <text:p>-0.0450934206</text:p>
          </table:table-cell>
          <table:table-cell office:value-type="float" office:value="-0.0198946574542624">
            <text:p>-0.0198946575</text:p>
          </table:table-cell>
          <table:table-cell office:value-type="float" office:value="0.871089849782461">
            <text:p>0.8710898498</text:p>
          </table:table-cell>
          <table:table-cell office:value-type="float" office:value="0.846158524291935">
            <text:p>0.8461585243</text:p>
          </table:table-cell>
          <table:table-cell office:value-type="float" office:value="0.931144461804718">
            <text:p>0.9311444618</text:p>
          </table:table-cell>
          <table:table-cell office:value-type="float" office:value="-18.074121183831">
            <text:p>-18.0741211838</text:p>
          </table:table-cell>
          <table:table-cell office:value-type="float" office:value="-15.0221207721071">
            <text:p>-15.02212077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6864">
            <text:p>6864</text:p>
          </table:table-cell>
          <table:table-cell office:value-type="float" office:value="12696">
            <text:p>12696</text:p>
          </table:table-cell>
          <table:table-cell office:value-type="float" office:value="18723">
            <text:p>18723</text:p>
          </table:table-cell>
          <table:table-cell office:value-type="float" office:value="-405.375">
            <text:p>-405.375</text:p>
          </table:table-cell>
          <table:table-cell office:value-type="float" office:value="-606.375">
            <text:p>-606.375</text:p>
          </table:table-cell>
          <table:table-cell office:value-type="float" office:value="-278.375">
            <text:p>-278.375</text:p>
          </table:table-cell>
          <table:table-cell office:value-type="float" office:value="-0.0590581293706294">
            <text:p>-0.0590581294</text:p>
          </table:table-cell>
          <table:table-cell office:value-type="float" office:value="-0.0477611058601134">
            <text:p>-0.0477611059</text:p>
          </table:table-cell>
          <table:table-cell office:value-type="float" office:value="-0.0148680766971105">
            <text:p>-0.0148680767</text:p>
          </table:table-cell>
          <table:table-cell office:value-type="float" office:value="0.800132757986523">
            <text:p>0.800132758</text:p>
          </table:table-cell>
          <table:table-cell office:value-type="float" office:value="0.837307131026246">
            <text:p>0.837307131</text:p>
          </table:table-cell>
          <table:table-cell office:value-type="float" office:value="0.948395008581269">
            <text:p>0.9483950086</text:p>
          </table:table-cell>
          <table:table-cell office:value-type="float" office:value="-11.386604207163">
            <text:p>-11.3866042072</text:p>
          </table:table-cell>
          <table:table-cell office:value-type="float" office:value="-14.1633955600085">
            <text:p>-14.16339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5760">
            <text:p>5760</text:p>
          </table:table-cell>
          <table:table-cell office:value-type="float" office:value="12242">
            <text:p>12242</text:p>
          </table:table-cell>
          <table:table-cell office:value-type="float" office:value="18683">
            <text:p>18683</text:p>
          </table:table-cell>
          <table:table-cell office:value-type="float" office:value="-459.125">
            <text:p>-459.125</text:p>
          </table:table-cell>
          <table:table-cell office:value-type="float" office:value="-126.75">
            <text:p>-126.75</text:p>
          </table:table-cell>
          <table:table-cell office:value-type="float" office:value="-746">
            <text:p>-746</text:p>
          </table:table-cell>
          <table:table-cell office:value-type="float" office:value="-0.0797092013888889">
            <text:p>-0.0797092014</text:p>
          </table:table-cell>
          <table:table-cell office:value-type="float" office:value="-0.0103537003757556">
            <text:p>-0.0103537004</text:p>
          </table:table-cell>
          <table:table-cell office:value-type="float" office:value="-0.0399293475351924">
            <text:p>-0.0399293475</text:p>
          </table:table-cell>
          <table:table-cell office:value-type="float" office:value="0.733470766439556">
            <text:p>0.7334707664</text:p>
          </table:table-cell>
          <table:table-cell office:value-type="float" office:value="0.963972158943338">
            <text:p>0.9639721589</text:p>
          </table:table-cell>
          <table:table-cell office:value-type="float" office:value="0.863372215104215">
            <text:p>0.8633722151</text:p>
          </table:table-cell>
          <table:table-cell office:value-type="float" office:value="-8.34457828775951">
            <text:p>-8.3445782878</text:p>
          </table:table-cell>
          <table:table-cell office:value-type="float" office:value="0">
            <text:p>0</text:p>
          </table:table-cell>
          <table:table-cell office:value-type="float" office:value="-17.0104142755657">
            <text:p>-17.010414275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5776">
            <text:p>5776</text:p>
          </table:table-cell>
          <table:table-cell office:value-type="float" office:value="12108">
            <text:p>12108</text:p>
          </table:table-cell>
          <table:table-cell office:value-type="float" office:value="17942">
            <text:p>17942</text:p>
          </table:table-cell>
          <table:table-cell office:value-type="float" office:value="-455.375">
            <text:p>-455.375</text:p>
          </table:table-cell>
          <table:table-cell office:value-type="float" office:value="-269">
            <text:p>-269</text:p>
          </table:table-cell>
          <table:table-cell office:value-type="float" office:value="-719.75">
            <text:p>-719.75</text:p>
          </table:table-cell>
          <table:table-cell office:value-type="float" office:value="-0.0788391620498615">
            <text:p>-0.078839162</text:p>
          </table:table-cell>
          <table:table-cell office:value-type="float" office:value="-0.0222167162206805">
            <text:p>-0.0222167162</text:p>
          </table:table-cell>
          <table:table-cell office:value-type="float" office:value="-0.0401153717534277">
            <text:p>-0.0401153718</text:p>
          </table:table-cell>
          <table:table-cell office:value-type="float" office:value="0.736245535232025">
            <text:p>0.7362455352</text:p>
          </table:table-cell>
          <table:table-cell office:value-type="float" office:value="0.923208914887693">
            <text:p>0.9232089149</text:p>
          </table:table-cell>
          <table:table-cell office:value-type="float" office:value="0.862750315242798">
            <text:p>0.8627503152</text:p>
          </table:table-cell>
          <table:table-cell office:value-type="float" office:value="-8.44059807818982">
            <text:p>-8.4405980782</text:p>
          </table:table-cell>
          <table:table-cell office:value-type="float" office:value="-30.8514820539999">
            <text:p>-30.851482054</text:p>
          </table:table-cell>
          <table:table-cell office:value-type="float" office:value="-16.9299038184896">
            <text:p>-16.929903818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6240">
            <text:p>6240</text:p>
          </table:table-cell>
          <table:table-cell office:value-type="float" office:value="10782">
            <text:p>10782</text:p>
          </table:table-cell>
          <table:table-cell office:value-type="float" office:value="16650">
            <text:p>16650</text:p>
          </table:table-cell>
          <table:table-cell office:value-type="float" office:value="-312.25">
            <text:p>-312.25</text:p>
          </table:table-cell>
          <table:table-cell office:value-type="float" office:value="-324.625">
            <text:p>-324.625</text:p>
          </table:table-cell>
          <table:table-cell office:value-type="float" office:value="-728.25">
            <text:p>-728.25</text:p>
          </table:table-cell>
          <table:table-cell office:value-type="float" office:value="-0.0500400641025641">
            <text:p>-0.0500400641</text:p>
          </table:table-cell>
          <table:table-cell office:value-type="float" office:value="-0.0301080504544611">
            <text:p>-0.0301080505</text:p>
          </table:table-cell>
          <table:table-cell office:value-type="float" office:value="-0.0437387387387387">
            <text:p>-0.0437387387</text:p>
          </table:table-cell>
          <table:table-cell office:value-type="float" office:value="0.829767631351188">
            <text:p>0.8297676314</text:p>
          </table:table-cell>
          <table:table-cell office:value-type="float" office:value="0.896398553025636">
            <text:p>0.896398553</text:p>
          </table:table-cell>
          <table:table-cell office:value-type="float" office:value="0.850664045856667">
            <text:p>0.8506640459</text:p>
          </table:table-cell>
          <table:table-cell office:value-type="float" office:value="-13.5023056639649">
            <text:p>-13.502305664</text:p>
          </table:table-cell>
          <table:table-cell office:value-type="float" office:value="-22.6736487524006">
            <text:p>-22.6736487524</text:p>
          </table:table-cell>
          <table:table-cell office:value-type="float" office:value="-15.4982863925734">
            <text:p>-15.498286392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6192">
            <text:p>6192</text:p>
          </table:table-cell>
          <table:table-cell office:value-type="float" office:value="10184">
            <text:p>10184</text:p>
          </table:table-cell>
          <table:table-cell office:value-type="float" office:value="16973">
            <text:p>16973</text:p>
          </table:table-cell>
          <table:table-cell office:value-type="float" office:value="-478.75">
            <text:p>-478.75</text:p>
          </table:table-cell>
          <table:table-cell office:value-type="float" office:value="-452.875">
            <text:p>-452.875</text:p>
          </table:table-cell>
          <table:table-cell office:value-type="float" office:value="-817.625">
            <text:p>-817.625</text:p>
          </table:table-cell>
          <table:table-cell office:value-type="float" office:value="-0.0773175064599483">
            <text:p>-0.0773175065</text:p>
          </table:table-cell>
          <table:table-cell office:value-type="float" office:value="-0.0444692655145326">
            <text:p>-0.0444692655</text:p>
          </table:table-cell>
          <table:table-cell office:value-type="float" office:value="-0.0481720968597184">
            <text:p>-0.0481720969</text:p>
          </table:table-cell>
          <table:table-cell office:value-type="float" office:value="0.741105601128342">
            <text:p>0.7411056011</text:p>
          </table:table-cell>
          <table:table-cell office:value-type="float" office:value="0.848233501226924">
            <text:p>0.8482335012</text:p>
          </table:table-cell>
          <table:table-cell office:value-type="float" office:value="0.835945940786075">
            <text:p>0.8359459408</text:p>
          </table:table-cell>
          <table:table-cell office:value-type="float" office:value="-8.61372361592206">
            <text:p>-8.6137236159</text:p>
          </table:table-cell>
          <table:table-cell office:value-type="float" office:value="-15.2379055578483">
            <text:p>-15.2379055578</text:p>
          </table:table-cell>
          <table:table-cell office:value-type="float" office:value="-14.0395514688429">
            <text:p>-14.039551468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5220">
            <text:p>5220</text:p>
          </table:table-cell>
          <table:table-cell office:value-type="float" office:value="10364">
            <text:p>10364</text:p>
          </table:table-cell>
          <table:table-cell office:value-type="float" office:value="18081">
            <text:p>18081</text:p>
          </table:table-cell>
          <table:table-cell office:value-type="float" office:value="-539.5">
            <text:p>-539.5</text:p>
          </table:table-cell>
          <table:table-cell office:value-type="float" office:value="-576.25">
            <text:p>-576.25</text:p>
          </table:table-cell>
          <table:table-cell office:value-type="float" office:value="-572.75">
            <text:p>-572.75</text:p>
          </table:table-cell>
          <table:table-cell office:value-type="float" office:value="-0.103352490421456">
            <text:p>-0.1033524904</text:p>
          </table:table-cell>
          <table:table-cell office:value-type="float" office:value="-0.0556011192589734">
            <text:p>-0.0556011193</text:p>
          </table:table-cell>
          <table:table-cell office:value-type="float" office:value="-0.0316768984016371">
            <text:p>-0.0316768984</text:p>
          </table:table-cell>
          <table:table-cell office:value-type="float" office:value="0.659202488586486">
            <text:p>0.6592024886</text:p>
          </table:table-cell>
          <table:table-cell office:value-type="float" office:value="0.81145539214078">
            <text:p>0.8114553921</text:p>
          </table:table-cell>
          <table:table-cell office:value-type="float" office:value="0.891097570343272">
            <text:p>0.8910975703</text:p>
          </table:table-cell>
          <table:table-cell office:value-type="float" office:value="-6.35375882208249">
            <text:p>-6.3537588221</text:p>
          </table:table-cell>
          <table:table-cell office:value-type="float" office:value="-12.1165471570156">
            <text:p>-12.116547157</text:p>
          </table:table-cell>
          <table:table-cell office:value-type="float" office:value="-21.5333552707841">
            <text:p>-21.533355270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5832">
            <text:p>5832</text:p>
          </table:table-cell>
          <table:table-cell office:value-type="float" office:value="10095">
            <text:p>10095</text:p>
          </table:table-cell>
          <table:table-cell office:value-type="float" office:value="17175">
            <text:p>17175</text:p>
          </table:table-cell>
          <table:table-cell office:value-type="float" office:value="-464">
            <text:p>-464</text:p>
          </table:table-cell>
          <table:table-cell office:value-type="float" office:value="-489.625">
            <text:p>-489.625</text:p>
          </table:table-cell>
          <table:table-cell office:value-type="float" office:value="-680.375">
            <text:p>-680.375</text:p>
          </table:table-cell>
          <table:table-cell office:value-type="float" office:value="-0.0795610425240055">
            <text:p>-0.0795610425</text:p>
          </table:table-cell>
          <table:table-cell office:value-type="float" office:value="-0.0485017335314512">
            <text:p>-0.0485017335</text:p>
          </table:table-cell>
          <table:table-cell office:value-type="float" office:value="-0.0396142649199418">
            <text:p>-0.0396142649</text:p>
          </table:table-cell>
          <table:table-cell office:value-type="float" office:value="0.733943071761494">
            <text:p>0.7339430718</text:p>
          </table:table-cell>
          <table:table-cell office:value-type="float" office:value="0.83485467222481">
            <text:p>0.8348546722</text:p>
          </table:table-cell>
          <table:table-cell office:value-type="float" office:value="0.864425881151093">
            <text:p>0.8644258812</text:p>
          </table:table-cell>
          <table:table-cell office:value-type="float" office:value="-8.36078121183504">
            <text:p>-8.3607812118</text:p>
          </table:table-cell>
          <table:table-cell office:value-type="float" office:value="-13.9417383735205">
            <text:p>-13.9417383735</text:p>
          </table:table-cell>
          <table:table-cell office:value-type="float" office:value="-17.1485053776429">
            <text:p>-17.148505377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6304">
            <text:p>6304</text:p>
          </table:table-cell>
          <table:table-cell office:value-type="float" office:value="10142">
            <text:p>10142</text:p>
          </table:table-cell>
          <table:table-cell office:value-type="float" office:value="14726">
            <text:p>14726</text:p>
          </table:table-cell>
          <table:table-cell office:value-type="float" office:value="-62">
            <text:p>-62</text:p>
          </table:table-cell>
          <table:table-cell office:value-type="float" office:value="-401.75">
            <text:p>-401.75</text:p>
          </table:table-cell>
          <table:table-cell office:value-type="float" office:value="-655">
            <text:p>-655</text:p>
          </table:table-cell>
          <table:table-cell office:value-type="float" office:value="-0.00983502538071066">
            <text:p>-0.0098350254</text:p>
          </table:table-cell>
          <table:table-cell office:value-type="float" office:value="-0.039612502464997">
            <text:p>-0.0396125025</text:p>
          </table:table-cell>
          <table:table-cell office:value-type="float" office:value="-0.0444791525193535">
            <text:p>-0.0444791525</text:p>
          </table:table-cell>
          <table:table-cell office:value-type="float" office:value="0.965766997507022">
            <text:p>0.9657669975</text:p>
          </table:table-cell>
          <table:table-cell office:value-type="float" office:value="0.864431776061528">
            <text:p>0.8644317761</text:p>
          </table:table-cell>
          <table:table-cell office:value-type="float" office:value="0.848200620399589">
            <text:p>0.8482006204</text:p>
          </table:table-cell>
          <table:table-cell office:value-type="float" office:value="0">
            <text:p>0</text:p>
          </table:table-cell>
          <table:table-cell office:value-type="float" office:value="-17.1492839854057">
            <text:p>-17.1492839854</text:p>
          </table:table-cell>
          <table:table-cell office:value-type="float" office:value="-15.2344401955276">
            <text:p>-15.234440195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5504">
            <text:p>5504</text:p>
          </table:table-cell>
          <table:table-cell office:value-type="float" office:value="8679">
            <text:p>8679</text:p>
          </table:table-cell>
          <table:table-cell office:value-type="float" office:value="14632">
            <text:p>14632</text:p>
          </table:table-cell>
          <table:table-cell office:value-type="float" office:value="-234">
            <text:p>-234</text:p>
          </table:table-cell>
          <table:table-cell office:value-type="float" office:value="-189.75">
            <text:p>-189.75</text:p>
          </table:table-cell>
          <table:table-cell office:value-type="float" office:value="-271.25">
            <text:p>-271.25</text:p>
          </table:table-cell>
          <table:table-cell office:value-type="float" office:value="-0.0425145348837209">
            <text:p>-0.0425145349</text:p>
          </table:table-cell>
          <table:table-cell office:value-type="float" office:value="-0.0218631178707224">
            <text:p>-0.0218631179</text:p>
          </table:table-cell>
          <table:table-cell office:value-type="float" office:value="-0.0185381355932203">
            <text:p>-0.0185381356</text:p>
          </table:table-cell>
          <table:table-cell office:value-type="float" office:value="0.85474179983268">
            <text:p>0.8547417998</text:p>
          </table:table-cell>
          <table:table-cell office:value-type="float" office:value="0.924415959461608">
            <text:p>0.9244159595</text:p>
          </table:table-cell>
          <table:table-cell office:value-type="float" office:value="0.935790103867423">
            <text:p>0.9357901039</text:p>
          </table:table-cell>
          <table:table-cell office:value-type="float" office:value="-15.9546866025323">
            <text:p>-15.9546866025</text:p>
          </table:table-cell>
          <table:table-cell office:value-type="float" office:value="-31.3560988494068">
            <text:p>-31.3560988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4640">
            <text:p>4640</text:p>
          </table:table-cell>
          <table:table-cell office:value-type="float" office:value="8271">
            <text:p>8271</text:p>
          </table:table-cell>
          <table:table-cell office:value-type="float" office:value="13547">
            <text:p>13547</text:p>
          </table:table-cell>
          <table:table-cell office:value-type="float" office:value="-272">
            <text:p>-272</text:p>
          </table:table-cell>
          <table:table-cell office:value-type="float" office:value="-81">
            <text:p>-81</text:p>
          </table:table-cell>
          <table:table-cell office:value-type="float" office:value="-143.375">
            <text:p>-143.375</text:p>
          </table:table-cell>
          <table:table-cell office:value-type="float" office:value="-0.0586206896551724">
            <text:p>-0.0586206897</text:p>
          </table:table-cell>
          <table:table-cell office:value-type="float" office:value="-0.00979325353645267">
            <text:p>-0.0097932535</text:p>
          </table:table-cell>
          <table:table-cell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office:value-type="float" office:value="0.965911591939481">
            <text:p>0.9659115919</text:p>
          </table:table-cell>
          <table:table-cell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5184">
            <text:p>5184</text:p>
          </table:table-cell>
          <table:table-cell office:value-type="float" office:value="8437">
            <text:p>8437</text:p>
          </table:table-cell>
          <table:table-cell office:value-type="float" office:value="12214">
            <text:p>12214</text:p>
          </table:table-cell>
          <table:table-cell office:value-type="float" office:value="-194">
            <text:p>-194</text:p>
          </table:table-cell>
          <table:table-cell office:value-type="float" office:value="-515.875">
            <text:p>-515.875</text:p>
          </table:table-cell>
          <table:table-cell office:value-type="float" office:value="-120.125">
            <text:p>-120.125</text:p>
          </table:table-cell>
          <table:table-cell office:value-type="float" office:value="-0.0374228395061728">
            <text:p>-0.0374228395</text:p>
          </table:table-cell>
          <table:table-cell office:value-type="float" office:value="-0.0611443641104658">
            <text:p>-0.0611443641</text:p>
          </table:table-cell>
          <table:table-cell office:value-type="float" office:value="-0.00983502538071066">
            <text:p>-0.0098350254</text:p>
          </table:table-cell>
          <table:table-cell office:value-type="float" office:value="0.871764980805136">
            <text:p>0.8717649808</text:p>
          </table:table-cell>
          <table:table-cell office:value-type="float" office:value="0.793322446807817">
            <text:p>0.7933224468</text:p>
          </table:table-cell>
          <table:table-cell office:value-type="float" office:value="0.965766997507022">
            <text:p>0.9657669975</text:p>
          </table:table-cell>
          <table:table-cell office:value-type="float" office:value="-18.1732593498534">
            <text:p>-18.1732593499</text:p>
          </table:table-cell>
          <table:table-cell office:value-type="float" office:value="-10.9860221326032">
            <text:p>-10.9860221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5022">
            <text:p>5022</text:p>
          </table:table-cell>
          <table:table-cell office:value-type="float" office:value="7898">
            <text:p>7898</text:p>
          </table:table-cell>
          <table:table-cell office:value-type="float" office:value="12165">
            <text:p>12165</text:p>
          </table:table-cell>
          <table:table-cell office:value-type="float" office:value="-317.125">
            <text:p>-317.125</text:p>
          </table:table-cell>
          <table:table-cell office:value-type="float" office:value="-532.25">
            <text:p>-532.25</text:p>
          </table:table-cell>
          <table:table-cell office:value-type="float" office:value="-330">
            <text:p>-330</text:p>
          </table:table-cell>
          <table:table-cell office:value-type="float" office:value="-0.063147152528873">
            <text:p>-0.0631471525</text:p>
          </table:table-cell>
          <table:table-cell office:value-type="float" office:value="-0.0673904786021778">
            <text:p>-0.0673904786</text:p>
          </table:table-cell>
          <table:table-cell office:value-type="float" office:value="-0.0271270036991369">
            <text:p>-0.0271270037</text:p>
          </table:table-cell>
          <table:table-cell office:value-type="float" office:value="0.786800589379054">
            <text:p>0.7868005894</text:p>
          </table:table-cell>
          <table:table-cell office:value-type="float" office:value="0.77303461904059">
            <text:p>0.773034619</text:p>
          </table:table-cell>
          <table:table-cell office:value-type="float" office:value="0.906497800739219">
            <text:p>0.9064978007</text:p>
          </table:table-cell>
          <table:table-cell office:value-type="float" office:value="-10.6263562288729">
            <text:p>-10.6263562289</text:p>
          </table:table-cell>
          <table:table-cell office:value-type="float" office:value="-9.93493254406443">
            <text:p>-9.9349325441</text:p>
          </table:table-cell>
          <table:table-cell office:value-type="float" office:value="-25.2037634779799">
            <text:p>-25.20376347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4640">
            <text:p>4640</text:p>
          </table:table-cell>
          <table:table-cell office:value-type="float" office:value="7447">
            <text:p>7447</text:p>
          </table:table-cell>
          <table:table-cell office:value-type="float" office:value="11835">
            <text:p>11835</text:p>
          </table:table-cell>
          <table:table-cell office:value-type="float" office:value="-272">
            <text:p>-272</text:p>
          </table:table-cell>
          <table:table-cell office:value-type="float" office:value="-154">
            <text:p>-154</text:p>
          </table:table-cell>
          <table:table-cell office:value-type="float" office:value="-258.75">
            <text:p>-258.75</text:p>
          </table:table-cell>
          <table:table-cell office:value-type="float" office:value="-0.0586206896551724">
            <text:p>-0.0586206897</text:p>
          </table:table-cell>
          <table:table-cell office:value-type="float" office:value="-0.0206794682422452">
            <text:p>-0.0206794682</text:p>
          </table:table-cell>
          <table:table-cell office:value-type="float" office:value="-0.0218631178707224">
            <text:p>-0.0218631179</text:p>
          </table:table-cell>
          <table:table-cell office:value-type="float" office:value="0.801562901307967">
            <text:p>0.8015629013</text:p>
          </table:table-cell>
          <table:table-cell office:value-type="float" office:value="0.928460036349435">
            <text:p>0.9284600363</text:p>
          </table:table-cell>
          <table:table-cell office:value-type="float" office:value="0.924415959461608">
            <text:p>0.9244159595</text:p>
          </table:table-cell>
          <table:table-cell office:value-type="float" office:value="-11.4742126869591">
            <text:p>-11.474212687</text:p>
          </table:table-cell>
          <table:table-cell office:value-type="float" office:value="-33.1708366332458">
            <text:p>-33.1708366332</text:p>
          </table:table-cell>
          <table:table-cell office:value-type="float" office:value="-31.3560988494068">
            <text:p>-31.356098849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5184">
            <text:p>5184</text:p>
          </table:table-cell>
          <table:table-cell office:value-type="float" office:value="7788">
            <text:p>7788</text:p>
          </table:table-cell>
          <table:table-cell office:value-type="float" office:value="11580">
            <text:p>11580</text:p>
          </table:table-cell>
          <table:table-cell office:value-type="float" office:value="-194">
            <text:p>-194</text:p>
          </table:table-cell>
          <table:table-cell office:value-type="float" office:value="-158.125">
            <text:p>-158.125</text:p>
          </table:table-cell>
          <table:table-cell office:value-type="float" office:value="-86.25">
            <text:p>-86.25</text:p>
          </table:table-cell>
          <table:table-cell office:value-type="float" office:value="-0.0374228395061728">
            <text:p>-0.0374228395</text:p>
          </table:table-cell>
          <table:table-cell office:value-type="float" office:value="-0.0203036723163842">
            <text:p>-0.0203036723</text:p>
          </table:table-cell>
          <table:table-cell office:value-type="float" office:value="-0.00744818652849741">
            <text:p>-0.0074481865</text:p>
          </table:table-cell>
          <table:table-cell office:value-type="float" office:value="0.871764980805136">
            <text:p>0.8717649808</text:p>
          </table:table-cell>
          <table:table-cell office:value-type="float" office:value="0.929745135547336">
            <text:p>0.9297451355</text:p>
          </table:table-cell>
          <table:table-cell office:value-type="float" office:value="0.974040079096083">
            <text:p>0.9740400791</text:p>
          </table:table-cell>
          <table:table-cell office:value-type="float" office:value="-18.1732593498534">
            <text:p>-18.1732593499</text:p>
          </table:table-cell>
          <table:table-cell office:value-type="float" office:value="-33.7912470466185">
            <text:p>-33.7912470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5440">
            <text:p>5440</text:p>
          </table:table-cell>
          <table:table-cell office:value-type="float" office:value="8019">
            <text:p>8019</text:p>
          </table:table-cell>
          <table:table-cell office:value-type="float" office:value="11505">
            <text:p>11505</text:p>
          </table:table-cell>
          <table:table-cell office:value-type="float" office:value="34">
            <text:p>34</text:p>
          </table:table-cell>
          <table:table-cell office:value-type="float" office:value="-138.875">
            <text:p>-138.875</text:p>
          </table:table-cell>
          <table:table-cell office:value-type="float" office:value="-99.375">
            <text:p>-99.375</text:p>
          </table:table-cell>
          <table:table-cell office:value-type="float" office:value="0.00625">
            <text:p>0.00625</text:p>
          </table:table-cell>
          <table:table-cell office:value-type="float" office:value="-0.017318244170096">
            <text:p>-0.0173182442</text:p>
          </table:table-cell>
          <table:table-cell office:value-type="float" office:value="-0.00863754889178618">
            <text:p>-0.0086375489</text:p>
          </table:table-cell>
          <table:table-cell office:value-type="float" office:value="1.0219515625">
            <text:p>1.0219515625</text:p>
          </table:table-cell>
          <table:table-cell office:value-type="float" office:value="0.939973991703689">
            <text:p>0.9399739917</text:p>
          </table:table-cell>
          <table:table-cell office:value-type="float" office:value="0.96991480909043">
            <text:p>0.96991480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4464">
            <text:p>4464</text:p>
          </table:table-cell>
          <table:table-cell office:value-type="float" office:value="7514">
            <text:p>7514</text:p>
          </table:table-cell>
          <table:table-cell office:value-type="float" office:value="11046">
            <text:p>11046</text:p>
          </table:table-cell>
          <table:table-cell office:value-type="float" office:value="-102">
            <text:p>-102</text:p>
          </table:table-cell>
          <table:table-cell office:value-type="float" office:value="-167.875">
            <text:p>-167.875</text:p>
          </table:table-cell>
          <table:table-cell office:value-type="float" office:value="-241.5">
            <text:p>-241.5</text:p>
          </table:table-cell>
          <table:table-cell office:value-type="float" office:value="-0.0228494623655914">
            <text:p>-0.0228494624</text:p>
          </table:table-cell>
          <table:table-cell office:value-type="float" office:value="-0.022341628959276">
            <text:p>-0.022341629</text:p>
          </table:table-cell>
          <table:table-cell office:value-type="float" office:value="-0.0218631178707224">
            <text:p>-0.0218631179</text:p>
          </table:table-cell>
          <table:table-cell office:value-type="float" office:value="0.921050193664007">
            <text:p>0.9210501937</text:p>
          </table:table-cell>
          <table:table-cell office:value-type="float" office:value="0.92278262947626">
            <text:p>0.9227826295</text:p>
          </table:table-cell>
          <table:table-cell office:value-type="float" office:value="0.924415959461608">
            <text:p>0.9244159595</text:p>
          </table:table-cell>
          <table:table-cell office:value-type="float" office:value="-29.987473762812">
            <text:p>-29.9874737628</text:p>
          </table:table-cell>
          <table:table-cell office:value-type="float" office:value="-30.6770381246455">
            <text:p>-30.6770381246</text:p>
          </table:table-cell>
          <table:table-cell office:value-type="float" office:value="-31.3560988494068">
            <text:p>-31.356098849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336">
            <text:p>4336</text:p>
          </table:table-cell>
          <table:table-cell office:value-type="float" office:value="7317">
            <text:p>7317</text:p>
          </table:table-cell>
          <table:table-cell office:value-type="float" office:value="10808">
            <text:p>10808</text:p>
          </table:table-cell>
          <table:table-cell office:value-type="float" office:value="-78">
            <text:p>-78</text:p>
          </table:table-cell>
          <table:table-cell office:value-type="float" office:value="-131.625">
            <text:p>-131.625</text:p>
          </table:table-cell>
          <table:table-cell office:value-type="float" office:value="-80.5">
            <text:p>-80.5</text:p>
          </table:table-cell>
          <table:table-cell table:number-columns-repeated="2" office:value-type="float" office:value="-0.0179889298892989">
            <text:p>-0.0179889299</text:p>
          </table:table-cell>
          <table:table-cell office:value-type="float" office:value="-0.00744818652849741">
            <text:p>-0.0074481865</text:p>
          </table:table-cell>
          <table:table-cell table:number-columns-repeated="2" office:value-type="float" office:value="0.937673004520636">
            <text:p>0.9376730045</text:p>
          </table:table-cell>
          <table:table-cell office:value-type="float" office:value="0.974040079096083">
            <text:p>0.97404007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4976">
            <text:p>4976</text:p>
          </table:table-cell>
          <table:table-cell office:value-type="float" office:value="7227">
            <text:p>7227</text:p>
          </table:table-cell>
          <table:table-cell office:value-type="float" office:value="10738">
            <text:p>10738</text:p>
          </table:table-cell>
          <table:table-cell office:value-type="float" office:value="-86">
            <text:p>-86</text:p>
          </table:table-cell>
          <table:table-cell office:value-type="float" office:value="-22.75">
            <text:p>-22.75</text:p>
          </table:table-cell>
          <table:table-cell office:value-type="float" office:value="-92.75">
            <text:p>-92.75</text:p>
          </table:table-cell>
          <table:table-cell office:value-type="float" office:value="-0.0172829581993569">
            <text:p>-0.0172829582</text:p>
          </table:table-cell>
          <table:table-cell office:value-type="float" office:value="-0.00314791753147918">
            <text:p>-0.0031479175</text:p>
          </table:table-cell>
          <table:table-cell office:value-type="float" office:value="-0.00863754889178618">
            <text:p>-0.0086375489</text:p>
          </table:table-cell>
          <table:table-cell office:value-type="float" office:value="0.940095099564727">
            <text:p>0.9400950996</text:p>
          </table:table-cell>
          <table:table-cell office:value-type="float" office:value="0.989001711034001">
            <text:p>0.989001711</text:p>
          </table:table-cell>
          <table:table-cell office:value-type="float" office:value="0.96991480909043">
            <text:p>0.96991480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4464">
            <text:p>4464</text:p>
          </table:table-cell>
          <table:table-cell office:value-type="float" office:value="7326">
            <text:p>7326</text:p>
          </table:table-cell>
          <table:table-cell office:value-type="float" office:value="10935">
            <text:p>10935</text:p>
          </table:table-cell>
          <table:table-cell office:value-type="float" office:value="-102">
            <text:p>-102</text:p>
          </table:table-cell>
          <table:table-cell office:value-type="float" office:value="-228.125">
            <text:p>-228.125</text:p>
          </table:table-cell>
          <table:table-cell office:value-type="float" office:value="-189.375">
            <text:p>-189.375</text:p>
          </table:table-cell>
          <table:table-cell office:value-type="float" office:value="-0.0228494623655914">
            <text:p>-0.0228494624</text:p>
          </table:table-cell>
          <table:table-cell office:value-type="float" office:value="-0.0311390936390936">
            <text:p>-0.0311390936</text:p>
          </table:table-cell>
          <table:table-cell office:value-type="float" office:value="-0.017318244170096">
            <text:p>-0.0173182442</text:p>
          </table:table-cell>
          <table:table-cell office:value-type="float" office:value="0.921050193664007">
            <text:p>0.9210501937</text:p>
          </table:table-cell>
          <table:table-cell office:value-type="float" office:value="0.892913672842394">
            <text:p>0.8929136728</text:p>
          </table:table-cell>
          <table:table-cell office:value-type="float" office:value="0.939973991703689">
            <text:p>0.9399739917</text:p>
          </table:table-cell>
          <table:table-cell office:value-type="float" office:value="-29.987473762812">
            <text:p>-29.9874737628</text:p>
          </table:table-cell>
          <table:table-cell office:value-type="float" office:value="-21.911308742113">
            <text:p>-21.9113087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4336">
            <text:p>4336</text:p>
          </table:table-cell>
          <table:table-cell office:value-type="float" office:value="6770">
            <text:p>6770</text:p>
          </table:table-cell>
          <table:table-cell office:value-type="float" office:value="10305">
            <text:p>10305</text:p>
          </table:table-cell>
          <table:table-cell office:value-type="float" office:value="-78">
            <text:p>-78</text:p>
          </table:table-cell>
          <table:table-cell office:value-type="float" office:value="-140">
            <text:p>-140</text:p>
          </table:table-cell>
          <table:table-cell office:value-type="float" office:value="-150">
            <text:p>-150</text:p>
          </table:table-cell>
          <table:table-cell office:value-type="float" office:value="-0.0179889298892989">
            <text:p>-0.0179889299</text:p>
          </table:table-cell>
          <table:table-cell office:value-type="float" office:value="-0.0206794682422452">
            <text:p>-0.0206794682</text:p>
          </table:table-cell>
          <table:table-cell office:value-type="float" office:value="-0.0145560407569141">
            <text:p>-0.0145560408</text:p>
          </table:table-cell>
          <table:table-cell office:value-type="float" office:value="0.937673004520636">
            <text:p>0.9376730045</text:p>
          </table:table-cell>
          <table:table-cell office:value-type="float" office:value="0.928460036349435">
            <text:p>0.9284600363</text:p>
          </table:table-cell>
          <table:table-cell office:value-type="float" office:value="0.949469138862934">
            <text:p>0.9494691389</text:p>
          </table:table-cell>
          <table:table-cell office:value-type="float" office:value="0">
            <text:p>0</text:p>
          </table:table-cell>
          <table:table-cell office:value-type="float" office:value="-33.1708366332458">
            <text:p>-33.17083663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4880">
            <text:p>4880</text:p>
          </table:table-cell>
          <table:table-cell office:value-type="float" office:value="7456">
            <text:p>7456</text:p>
          </table:table-cell>
          <table:table-cell office:value-type="float" office:value="11766">
            <text:p>11766</text:p>
          </table:table-cell>
          <table:table-cell office:value-type="float" office:value="18.875">
            <text:p>18.875</text:p>
          </table:table-cell>
          <table:table-cell office:value-type="float" office:value="-140">
            <text:p>-140</text:p>
          </table:table-cell>
          <table:table-cell office:value-type="float" office:value="-402.25">
            <text:p>-402.25</text:p>
          </table:table-cell>
          <table:table-cell office:value-type="float" office:value="0.00386782786885246">
            <text:p>0.0038678279</text:p>
          </table:table-cell>
          <table:table-cell office:value-type="float" office:value="-0.0187768240343348">
            <text:p>-0.018776824</text:p>
          </table:table-cell>
          <table:table-cell office:value-type="float" office:value="-0.0341874893761686">
            <text:p>-0.0341874894</text:p>
          </table:table-cell>
          <table:table-cell office:value-type="float" office:value="1.01356671932213">
            <text:p>1.0135667193</text:p>
          </table:table-cell>
          <table:table-cell office:value-type="float" office:value="0.934972151356628">
            <text:p>0.9349721514</text:p>
          </table:table-cell>
          <table:table-cell office:value-type="float" office:value="0.882634604665907">
            <text:p>0.8826346047</text:p>
          </table:table-cell>
          <table:table-cell table:number-columns-repeated="2" office:value-type="float" office:value="0">
            <text:p>0</text:p>
          </table:table-cell>
          <table:table-cell office:value-type="float" office:value="-19.926295284675">
            <text:p>-19.926295284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4688">
            <text:p>4688</text:p>
          </table:table-cell>
          <table:table-cell office:value-type="float" office:value="7296">
            <text:p>7296</text:p>
          </table:table-cell>
          <table:table-cell office:value-type="float" office:value="10571">
            <text:p>10571</text:p>
          </table:table-cell>
          <table:table-cell office:value-type="float" office:value="-138.625">
            <text:p>-138.625</text:p>
          </table:table-cell>
          <table:table-cell office:value-type="float" office:value="-340.375">
            <text:p>-340.375</text:p>
          </table:table-cell>
          <table:table-cell office:value-type="float" office:value="-124">
            <text:p>-124</text:p>
          </table:table-cell>
          <table:table-cell office:value-type="float" office:value="-0.0295701791808874">
            <text:p>-0.0295701792</text:p>
          </table:table-cell>
          <table:table-cell office:value-type="float" office:value="-0.0466522752192982">
            <text:p>-0.0466522752</text:p>
          </table:table-cell>
          <table:table-cell office:value-type="float" office:value="-0.0117302052785924">
            <text:p>-0.0117302053</text:p>
          </table:table-cell>
          <table:table-cell office:value-type="float" office:value="0.898218188040602">
            <text:p>0.898218188</text:p>
          </table:table-cell>
          <table:table-cell office:value-type="float" office:value="0.840982848907405">
            <text:p>0.8409828489</text:p>
          </table:table-cell>
          <table:table-cell office:value-type="float" office:value="0.959213973048047">
            <text:p>0.959213973</text:p>
          </table:table-cell>
          <table:table-cell office:value-type="float" office:value="-23.0924427314883">
            <text:p>-23.0924427315</text:p>
          </table:table-cell>
          <table:table-cell office:value-type="float" office:value="-14.5084027085935">
            <text:p>-14.50840270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4456">
            <text:p>4456</text:p>
          </table:table-cell>
          <table:table-cell office:value-type="float" office:value="6690">
            <text:p>6690</text:p>
          </table:table-cell>
          <table:table-cell office:value-type="float" office:value="9990">
            <text:p>9990</text:p>
          </table:table-cell>
          <table:table-cell office:value-type="float" office:value="-297">
            <text:p>-297</text:p>
          </table:table-cell>
          <table:table-cell office:value-type="float" office:value="-289">
            <text:p>-289</text:p>
          </table:table-cell>
          <table:table-cell office:value-type="float" office:value="-409">
            <text:p>-409</text:p>
          </table:table-cell>
          <table:table-cell office:value-type="float" office:value="-0.0666517055655296">
            <text:p>-0.0666517056</text:p>
          </table:table-cell>
          <table:table-cell office:value-type="float" office:value="-0.0431988041853513">
            <text:p>-0.0431988042</text:p>
          </table:table-cell>
          <table:table-cell office:value-type="float" office:value="-0.0409409409409409">
            <text:p>-0.0409409409</text:p>
          </table:table-cell>
          <table:table-cell office:value-type="float" office:value="0.775426232236043">
            <text:p>0.7754262322</text:p>
          </table:table-cell>
          <table:table-cell office:value-type="float" office:value="0.852461813250037">
            <text:p>0.8524618133</text:p>
          </table:table-cell>
          <table:table-cell office:value-type="float" office:value="0.859991981571161">
            <text:p>0.8599919816</text:p>
          </table:table-cell>
          <table:table-cell office:value-type="float" office:value="-10.0489840042911">
            <text:p>-10.0489840043</text:p>
          </table:table-cell>
          <table:table-cell office:value-type="float" office:value="-15.6963935098036">
            <text:p>-15.6963935098</text:p>
          </table:table-cell>
          <table:table-cell office:value-type="float" office:value="-16.5814283299536">
            <text:p>-16.5814283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3903">
            <text:p>3903</text:p>
          </table:table-cell>
          <table:table-cell office:value-type="float" office:value="6100">
            <text:p>6100</text:p>
          </table:table-cell>
          <table:table-cell office:value-type="float" office:value="9478">
            <text:p>9478</text:p>
          </table:table-cell>
          <table:table-cell office:value-type="float" office:value="-200.375">
            <text:p>-200.375</text:p>
          </table:table-cell>
          <table:table-cell office:value-type="float" office:value="175.125">
            <text:p>175.125</text:p>
          </table:table-cell>
          <table:table-cell office:value-type="float" office:value="152.5">
            <text:p>152.5</text:p>
          </table:table-cell>
          <table:table-cell office:value-type="float" office:value="-0.0513387138098898">
            <text:p>-0.0513387138</text:p>
          </table:table-cell>
          <table:table-cell office:value-type="float" office:value="0.0287090163934426">
            <text:p>0.0287090164</text:p>
          </table:table-cell>
          <table:table-cell office:value-type="float" office:value="0.0160898923823591">
            <text:p>0.0160898924</text:p>
          </table:table-cell>
          <table:table-cell office:value-type="float" office:value="0.825480402195267">
            <text:p>0.8254804022</text:p>
          </table:table-cell>
          <table:table-cell office:value-type="float" office:value="1.10209700431672">
            <text:p>1.1020970043</text:p>
          </table:table-cell>
          <table:table-cell office:value-type="float" office:value="1.05682203722653">
            <text:p>1.0568220372</text:p>
          </table:table-cell>
          <table:table-cell office:value-type="float" office:value="-13.1518342854967">
            <text:p>-13.1518342855</text:p>
          </table:table-cell>
          <table:table-cell office:value-type="float" office:value="24.4888233342438">
            <text:p>24.48882333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4">
            <text:p>4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660">
            <text:p>3660</text:p>
          </table:table-cell>
          <table:table-cell office:value-type="float" office:value="6193">
            <text:p>6193</text:p>
          </table:table-cell>
          <table:table-cell office:value-type="float" office:value="9425">
            <text:p>9425</text:p>
          </table:table-cell>
          <table:table-cell office:value-type="float" office:value="-375.25">
            <text:p>-375.25</text:p>
          </table:table-cell>
          <table:table-cell office:value-type="float" office:value="-635">
            <text:p>-635</text:p>
          </table:table-cell>
          <table:table-cell office:value-type="float" office:value="-237.75">
            <text:p>-237.75</text:p>
          </table:table-cell>
          <table:table-cell office:value-type="float" office:value="-0.102527322404372">
            <text:p>-0.1025273224</text:p>
          </table:table-cell>
          <table:table-cell office:value-type="float" office:value="-0.10253512029711">
            <text:p>-0.1025351203</text:p>
          </table:table-cell>
          <table:table-cell office:value-type="float" office:value="-0.0252254641909814">
            <text:p>-0.0252254642</text:p>
          </table:table-cell>
          <table:table-cell office:value-type="float" office:value="0.661757601189943">
            <text:p>0.6617576012</text:p>
          </table:table-cell>
          <table:table-cell office:value-type="float" office:value="0.661733442713028">
            <text:p>0.6617334427</text:p>
          </table:table-cell>
          <table:table-cell office:value-type="float" office:value="0.91295807045712">
            <text:p>0.9129580705</text:p>
          </table:table-cell>
          <table:table-cell office:value-type="float" office:value="-6.40778874275998">
            <text:p>-6.4077887428</text:p>
          </table:table-cell>
          <table:table-cell office:value-type="float" office:value="-6.40727409044028">
            <text:p>-6.4072740904</text:p>
          </table:table-cell>
          <table:table-cell office:value-type="float" office:value="-27.1300250033148">
            <text:p>-27.130025003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3154">
            <text:p>3154</text:p>
          </table:table-cell>
          <table:table-cell office:value-type="float" office:value="5520">
            <text:p>5520</text:p>
          </table:table-cell>
          <table:table-cell office:value-type="float" office:value="9548">
            <text:p>9548</text:p>
          </table:table-cell>
          <table:table-cell office:value-type="float" office:value="-320.75">
            <text:p>-320.75</text:p>
          </table:table-cell>
          <table:table-cell office:value-type="float" office:value="-561.375">
            <text:p>-561.375</text:p>
          </table:table-cell>
          <table:table-cell office:value-type="float" office:value="-115.875">
            <text:p>-115.875</text:p>
          </table:table-cell>
          <table:table-cell office:value-type="float" office:value="-0.101696258719087">
            <text:p>-0.1016962587</text:p>
          </table:table-cell>
          <table:table-cell office:value-type="float" office:value="-0.101698369565217">
            <text:p>-0.1016983696</text:p>
          </table:table-cell>
          <table:table-cell office:value-type="float" office:value="-0.0121360494344365">
            <text:p>-0.0121360494</text:p>
          </table:table-cell>
          <table:table-cell office:value-type="float" office:value="0.664333667396616">
            <text:p>0.6643336674</text:p>
          </table:table-cell>
          <table:table-cell office:value-type="float" office:value="0.664327120931297">
            <text:p>0.6643271209</text:p>
          </table:table-cell>
          <table:table-cell office:value-type="float" office:value="0.957812503023387">
            <text:p>0.957812503</text:p>
          </table:table-cell>
          <table:table-cell office:value-type="float" office:value="-6.46308999880428">
            <text:p>-6.4630899988</text:p>
          </table:table-cell>
          <table:table-cell office:value-type="float" office:value="-6.46294839356927">
            <text:p>-6.4629483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2976">
            <text:p>2976</text:p>
          </table:table-cell>
          <table:table-cell office:value-type="float" office:value="5187">
            <text:p>5187</text:p>
          </table:table-cell>
          <table:table-cell office:value-type="float" office:value="8610">
            <text:p>8610</text:p>
          </table:table-cell>
          <table:table-cell office:value-type="float" office:value="-221.428571428571">
            <text:p>-221.4285714286</text:p>
          </table:table-cell>
          <table:table-cell office:value-type="float" office:value="12.2857142857143">
            <text:p>12.2857142857</text:p>
          </table:table-cell>
          <table:table-cell office:value-type="float" office:value="20">
            <text:p>20</text:p>
          </table:table-cell>
          <table:table-cell office:value-type="float" office:value="-0.0744047619047619">
            <text:p>-0.0744047619</text:p>
          </table:table-cell>
          <table:table-cell office:value-type="float" office:value="0.0023685587595362">
            <text:p>0.0023685588</text:p>
          </table:table-cell>
          <table:table-cell office:value-type="float" office:value="0.00232288037166086">
            <text:p>0.0023228804</text:p>
          </table:table-cell>
          <table:table-cell office:value-type="float" office:value="0.750434027777778">
            <text:p>0.7504340278</text:p>
          </table:table-cell>
          <table:table-cell office:value-type="float" office:value="1.00830095139675">
            <text:p>1.0083009514</text:p>
          </table:table-cell>
          <table:table-cell office:value-type="float" office:value="1.00814065701633">
            <text:p>1.008140657</text:p>
          </table:table-cell>
          <table:table-cell office:value-type="float" office:value="-8.96485888423937">
            <text:p>-8.96485888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2579">
            <text:p>2579</text:p>
          </table:table-cell>
          <table:table-cell office:value-type="float" office:value="5457">
            <text:p>5457</text:p>
          </table:table-cell>
          <table:table-cell office:value-type="float" office:value="10698">
            <text:p>1069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46.6666666666667">
            <text:p>46.6666666667</text:p>
          </table:table-cell>
          <table:table-cell office:value-type="float" office:value="0">
            <text:p>0</text:p>
          </table:table-cell>
          <table:table-cell office:value-type="float" office:value="0.0223566061938794">
            <text:p>0.0223566062</text:p>
          </table:table-cell>
          <table:table-cell office:value-type="float" office:value="0.00436218607839472">
            <text:p>0.0043621861</text:p>
          </table:table-cell>
          <table:table-cell office:value-type="float" office:value="0.54">
            <text:p>0.54</text:p>
          </table:table-cell>
          <table:table-cell office:value-type="float" office:value="1.07922776464597">
            <text:p>1.0792277646</text:p>
          </table:table-cell>
          <table:table-cell office:value-type="float" office:value="1.01530494746245">
            <text:p>1.0153049475</text:p>
          </table:table-cell>
          <table:table-cell office:value-type="float" office:value="0">
            <text:p>0</text:p>
          </table:table-cell>
          <table:table-cell office:value-type="float" office:value="31.3494289505635">
            <text:p>31.3494289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2235">
            <text:p>2235</text:p>
          </table:table-cell>
          <table:table-cell office:value-type="float" office:value="5490">
            <text:p>5490</text:p>
          </table:table-cell>
          <table:table-cell office:value-type="float" office:value="10763">
            <text:p>10763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0.0105646630236794">
            <text:p>0.010564663</text:p>
          </table:table-cell>
          <table:table-cell office:value-type="float" office:value="0.0104060206262195">
            <text:p>0.0104060206</text:p>
          </table:table-cell>
          <table:table-cell office:value-type="float" office:value="0.54">
            <text:p>0.54</text:p>
          </table:table-cell>
          <table:table-cell office:value-type="float" office:value="1.03719508030829">
            <text:p>1.0371950803</text:p>
          </table:table-cell>
          <table:table-cell office:value-type="float" office:value="1.0366333113117">
            <text:p>1.03663331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1936">
            <text:p>1936</text:p>
          </table:table-cell>
          <table:table-cell office:value-type="float" office:value="5085">
            <text:p>5085</text:p>
          </table:table-cell>
          <table:table-cell office:value-type="float" office:value="11063">
            <text:p>11063</text:p>
          </table:table-cell>
          <table:table-cell office:value-type="float" office:value="0">
            <text:p>0</text:p>
          </table:table-cell>
          <table:table-cell office:value-type="float" office:value="-108.75">
            <text:p>-108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13864306784661">
            <text:p>-0.0213864307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26043956283012">
            <text:p>0.9260439563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-32.0627837876286">
            <text:p>-32.0627837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1678">
            <text:p>1678</text:p>
          </table:table-cell>
          <table:table-cell office:value-type="float" office:value="4885">
            <text:p>4885</text:p>
          </table:table-cell>
          <table:table-cell office:value-type="float" office:value="11372">
            <text:p>11372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1454">
            <text:p>1454</text:p>
          </table:table-cell>
          <table:table-cell office:value-type="float" office:value="4692">
            <text:p>4692</text:p>
          </table:table-cell>
          <table:table-cell office:value-type="float" office:value="11689">
            <text:p>11689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100.5">
            <text:p>100.5</text:p>
          </table:table-cell>
          <table:table-cell office:value-type="float" office:value="4167.75">
            <text:p>4167.75</text:p>
          </table:table-cell>
          <table:table-cell office:value-type="float" office:value="13694">
            <text:p>13694</text:p>
          </table:table-cell>
          <table:table-cell office:value-type="float" office:value="8.395">
            <text:p>8.39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46">
            <text:p>446</text:p>
          </table:table-cell>
          <table:table-cell office:value-type="float" office:value="666">
            <text:p>666</text:p>
          </table:table-cell>
          <table:table-cell office:value-type="float" office:value="1260">
            <text:p>1260</text:p>
          </table:table-cell>
          <table:table-cell office:value-type="float" office:value="4507">
            <text:p>4507</text:p>
          </table:table-cell>
          <table:table-cell office:value-type="float" office:value="12015">
            <text:p>12015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97">
            <text:p>97</text:p>
          </table:table-cell>
          <table:table-cell office:value-type="float" office:value="4075.33333333333">
            <text:p>4075.3333333333</text:p>
          </table:table-cell>
          <table:table-cell office:value-type="float" office:value="16548.6666666667">
            <text:p>16548.6666666667</text:p>
          </table:table-cell>
          <table:table-cell office:value-type="float" office:value="7.47">
            <text:p>7.4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99">
            <text:p>399</text:p>
          </table:table-cell>
          <table:table-cell office:value-type="float" office:value="615">
            <text:p>615</text:p>
          </table:table-cell>
          <table:table-cell office:value-type="float" office:value="1092">
            <text:p>1092</text:p>
          </table:table-cell>
          <table:table-cell office:value-type="float" office:value="4329">
            <text:p>4329</text:p>
          </table:table-cell>
          <table:table-cell office:value-type="float" office:value="12350">
            <text:p>12350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54">
            <text:p>0.54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office:value-type="float" office:value="-4">
            <text:p>-4</text:p>
          </table:table-cell>
          <table:table-cell office:value-type="float" office:value="-17">
            <text:p>-1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3.4">
            <text:p>13.4</text:p>
          </table:table-cell>
          <table:table-cell office:value-type="float" office:value="22.6">
            <text:p>22.6</text:p>
          </table:table-cell>
          <table:table-cell office:value-type="float" office:value="23.2">
            <text:p>23.2</text:p>
          </table:table-cell>
          <table:table-cell office:value-type="float" office:value="13016">
            <text:p>13016</text:p>
          </table:table-cell>
          <table:table-cell office:value-type="float" office:value="13162">
            <text:p>13162</text:p>
          </table:table-cell>
          <table:table-cell office:value-type="float" office:value="13373">
            <text:p>133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1:41.70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985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30176">
                <text:p>3017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582">
                <text:p>2858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20270">
                <text:p>20270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430">
                <text:p>19430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110">
                <text:p>15110</text:p>
              </table:table-cell>
              <table:table-cell office:value-type="float" office:value="19344">
                <text:p>19344</text:p>
              </table:table-cell>
              <table:table-cell office:value-type="float" office:value="29948">
                <text:p>2994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424">
                <text:p>15424</text:p>
              </table:table-cell>
              <table:table-cell office:value-type="float" office:value="20160">
                <text:p>20160</text:p>
              </table:table-cell>
              <table:table-cell office:value-type="float" office:value="28535">
                <text:p>2853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020">
                <text:p>16020</text:p>
              </table:table-cell>
              <table:table-cell office:value-type="float" office:value="20764">
                <text:p>207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320">
                <text:p>15320</text:p>
              </table:table-cell>
              <table:table-cell office:value-type="float" office:value="21828">
                <text:p>21828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078">
                <text:p>15078</text:p>
              </table:table-cell>
              <table:table-cell office:value-type="float" office:value="22214">
                <text:p>22214</text:p>
              </table:table-cell>
              <table:table-cell office:value-type="float" office:value="30051">
                <text:p>3005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280">
                <text:p>15280</text:p>
              </table:table-cell>
              <table:table-cell office:value-type="float" office:value="20745">
                <text:p>20745</text:p>
              </table:table-cell>
              <table:table-cell office:value-type="float" office:value="28509">
                <text:p>2850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950">
                <text:p>15950</text:p>
              </table:table-cell>
              <table:table-cell office:value-type="float" office:value="20246">
                <text:p>20246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320">
                <text:p>15320</text:p>
              </table:table-cell>
              <table:table-cell office:value-type="float" office:value="20170">
                <text:p>20170</text:p>
              </table:table-cell>
              <table:table-cell office:value-type="float" office:value="29549">
                <text:p>2954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965">
                <text:p>14965</text:p>
              </table:table-cell>
              <table:table-cell office:value-type="float" office:value="20355">
                <text:p>20355</text:p>
              </table:table-cell>
              <table:table-cell office:value-type="float" office:value="30124">
                <text:p>3012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30">
                <text:p>15330</text:p>
              </table:table-cell>
              <table:table-cell office:value-type="float" office:value="20730">
                <text:p>20730</text:p>
              </table:table-cell>
              <table:table-cell office:value-type="float" office:value="28403">
                <text:p>2840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750">
                <text:p>15750</text:p>
              </table:table-cell>
              <table:table-cell office:value-type="float" office:value="20642">
                <text:p>20642</text:p>
              </table:table-cell>
              <table:table-cell office:value-type="float" office:value="31467">
                <text:p>3146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86">
                <text:p>15886</text:p>
              </table:table-cell>
              <table:table-cell office:value-type="float" office:value="22224">
                <text:p>22224</text:p>
              </table:table-cell>
              <table:table-cell office:value-type="float" office:value="33259">
                <text:p>3325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208">
                <text:p>22208</text:p>
              </table:table-cell>
              <table:table-cell office:value-type="float" office:value="34405">
                <text:p>3440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148">
                <text:p>16148</text:p>
              </table:table-cell>
              <table:table-cell office:value-type="float" office:value="21032">
                <text:p>21032</text:p>
              </table:table-cell>
              <table:table-cell office:value-type="float" office:value="33004">
                <text:p>3300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36">
                <text:p>15936</text:p>
              </table:table-cell>
              <table:table-cell office:value-type="float" office:value="22728">
                <text:p>22728</text:p>
              </table:table-cell>
              <table:table-cell office:value-type="float" office:value="31701">
                <text:p>3170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0500">
                <text:p>20500</text:p>
              </table:table-cell>
              <table:table-cell office:value-type="float" office:value="33259">
                <text:p>3325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074">
                <text:p>14074</text:p>
              </table:table-cell>
              <table:table-cell office:value-type="float" office:value="20637">
                <text:p>20637</text:p>
              </table:table-cell>
              <table:table-cell office:value-type="float" office:value="34405">
                <text:p>3440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392">
                <text:p>12392</text:p>
              </table:table-cell>
              <table:table-cell office:value-type="float" office:value="20744">
                <text:p>20744</text:p>
              </table:table-cell>
              <table:table-cell office:value-type="float" office:value="33090">
                <text:p>3309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682">
                <text:p>11682</text:p>
              </table:table-cell>
              <table:table-cell office:value-type="float" office:value="20744">
                <text:p>20744</text:p>
              </table:table-cell>
              <table:table-cell office:value-type="float" office:value="31647">
                <text:p>3164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380">
                <text:p>20380</text:p>
              </table:table-cell>
              <table:table-cell office:value-type="float" office:value="33378">
                <text:p>3337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798">
                <text:p>12798</text:p>
              </table:table-cell>
              <table:table-cell office:value-type="float" office:value="19618">
                <text:p>19618</text:p>
              </table:table-cell>
              <table:table-cell office:value-type="float" office:value="33976">
                <text:p>3397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392">
                <text:p>12392</text:p>
              </table:table-cell>
              <table:table-cell office:value-type="float" office:value="18728">
                <text:p>18728</text:p>
              </table:table-cell>
              <table:table-cell office:value-type="float" office:value="33351">
                <text:p>3335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24">
                <text:p>11424</text:p>
              </table:table-cell>
              <table:table-cell office:value-type="float" office:value="17874">
                <text:p>17874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358">
                <text:p>17358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16606">
                <text:p>16606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749">
                <text:p>15749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544">
                <text:p>15544</text:p>
              </table:table-cell>
              <table:table-cell office:value-type="float" office:value="23488">
                <text:p>2348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20">
                <text:p>11520</text:p>
              </table:table-cell>
              <table:table-cell office:value-type="float" office:value="15444">
                <text:p>15444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078">
                <text:p>12078</text:p>
              </table:table-cell>
              <table:table-cell office:value-type="float" office:value="15902">
                <text:p>15902</text:p>
              </table:table-cell>
              <table:table-cell office:value-type="float" office:value="22313">
                <text:p>2231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613">
                <text:p>15613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595">
                <text:p>11595</text:p>
              </table:table-cell>
              <table:table-cell office:value-type="float" office:value="16312">
                <text:p>16312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140">
                <text:p>16140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743">
                <text:p>11743</text:p>
              </table:table-cell>
              <table:table-cell office:value-type="float" office:value="15360">
                <text:p>15360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0">
                <text:p>11470</text:p>
              </table:table-cell>
              <table:table-cell office:value-type="float" office:value="15058">
                <text:p>15058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355">
                <text:p>11355</text:p>
              </table:table-cell>
              <table:table-cell office:value-type="float" office:value="14818">
                <text:p>14818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030">
                <text:p>11030</text:p>
              </table:table-cell>
              <table:table-cell office:value-type="float" office:value="14852">
                <text:p>14852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467">
                <text:p>11467</text:p>
              </table:table-cell>
              <table:table-cell office:value-type="float" office:value="14892">
                <text:p>14892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335">
                <text:p>11335</text:p>
              </table:table-cell>
              <table:table-cell office:value-type="float" office:value="15058">
                <text:p>15058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982">
                <text:p>10982</text:p>
              </table:table-cell>
              <table:table-cell office:value-type="float" office:value="14398">
                <text:p>14398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52">
                <text:p>10352</text:p>
              </table:table-cell>
              <table:table-cell office:value-type="float" office:value="14342">
                <text:p>14342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430">
                <text:p>10430</text:p>
              </table:table-cell>
              <table:table-cell office:value-type="float" office:value="14350">
                <text:p>14350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0061">
                <text:p>10061</text:p>
              </table:table-cell>
              <table:table-cell office:value-type="float" office:value="14369">
                <text:p>14369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660">
                <text:p>13660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597">
                <text:p>13597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955">
                <text:p>9955</text:p>
              </table:table-cell>
              <table:table-cell office:value-type="float" office:value="13334">
                <text:p>13334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55">
                <text:p>8555</text:p>
              </table:table-cell>
              <table:table-cell office:value-type="float" office:value="12524">
                <text:p>12524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864">
                <text:p>6864</text:p>
              </table:table-cell>
              <table:table-cell office:value-type="float" office:value="12696">
                <text:p>12696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760">
                <text:p>5760</text:p>
              </table:table-cell>
              <table:table-cell office:value-type="float" office:value="12242">
                <text:p>1224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776">
                <text:p>5776</text:p>
              </table:table-cell>
              <table:table-cell office:value-type="float" office:value="12108">
                <text:p>12108</text:p>
              </table:table-cell>
              <table:table-cell office:value-type="float" office:value="17942">
                <text:p>1794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240">
                <text:p>6240</text:p>
              </table:table-cell>
              <table:table-cell office:value-type="float" office:value="10782">
                <text:p>10782</text:p>
              </table:table-cell>
              <table:table-cell office:value-type="float" office:value="16650">
                <text:p>16650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192">
                <text:p>6192</text:p>
              </table:table-cell>
              <table:table-cell office:value-type="float" office:value="10184">
                <text:p>10184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220">
                <text:p>5220</text:p>
              </table:table-cell>
              <table:table-cell office:value-type="float" office:value="10364">
                <text:p>10364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832">
                <text:p>5832</text:p>
              </table:table-cell>
              <table:table-cell office:value-type="float" office:value="10095">
                <text:p>10095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304">
                <text:p>6304</text:p>
              </table:table-cell>
              <table:table-cell office:value-type="float" office:value="10142">
                <text:p>10142</text:p>
              </table:table-cell>
              <table:table-cell office:value-type="float" office:value="14726">
                <text:p>1472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504">
                <text:p>5504</text:p>
              </table:table-cell>
              <table:table-cell office:value-type="float" office:value="8679">
                <text:p>8679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640">
                <text:p>4640</text:p>
              </table:table-cell>
              <table:table-cell office:value-type="float" office:value="8271">
                <text:p>8271</text:p>
              </table:table-cell>
              <table:table-cell office:value-type="float" office:value="13547">
                <text:p>1354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184">
                <text:p>5184</text:p>
              </table:table-cell>
              <table:table-cell office:value-type="float" office:value="8437">
                <text:p>8437</text:p>
              </table:table-cell>
              <table:table-cell office:value-type="float" office:value="12214">
                <text:p>1221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022">
                <text:p>5022</text:p>
              </table:table-cell>
              <table:table-cell office:value-type="float" office:value="7898">
                <text:p>7898</text:p>
              </table:table-cell>
              <table:table-cell office:value-type="float" office:value="12165">
                <text:p>1216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640">
                <text:p>4640</text:p>
              </table:table-cell>
              <table:table-cell office:value-type="float" office:value="7447">
                <text:p>7447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184">
                <text:p>5184</text:p>
              </table:table-cell>
              <table:table-cell office:value-type="float" office:value="7788">
                <text:p>7788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440">
                <text:p>5440</text:p>
              </table:table-cell>
              <table:table-cell office:value-type="float" office:value="8019">
                <text:p>8019</text:p>
              </table:table-cell>
              <table:table-cell office:value-type="float" office:value="11505">
                <text:p>1150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64">
                <text:p>4464</text:p>
              </table:table-cell>
              <table:table-cell office:value-type="float" office:value="7514">
                <text:p>7514</text:p>
              </table:table-cell>
              <table:table-cell office:value-type="float" office:value="11046">
                <text:p>1104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336">
                <text:p>4336</text:p>
              </table:table-cell>
              <table:table-cell office:value-type="float" office:value="7317">
                <text:p>7317</text:p>
              </table:table-cell>
              <table:table-cell office:value-type="float" office:value="10808">
                <text:p>1080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976">
                <text:p>4976</text:p>
              </table:table-cell>
              <table:table-cell office:value-type="float" office:value="7227">
                <text:p>7227</text:p>
              </table:table-cell>
              <table:table-cell office:value-type="float" office:value="10738">
                <text:p>1073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4464">
                <text:p>4464</text:p>
              </table:table-cell>
              <table:table-cell office:value-type="float" office:value="7326">
                <text:p>7326</text:p>
              </table:table-cell>
              <table:table-cell office:value-type="float" office:value="10935">
                <text:p>1093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336">
                <text:p>4336</text:p>
              </table:table-cell>
              <table:table-cell office:value-type="float" office:value="6770">
                <text:p>6770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880">
                <text:p>4880</text:p>
              </table:table-cell>
              <table:table-cell office:value-type="float" office:value="7456">
                <text:p>7456</text:p>
              </table:table-cell>
              <table:table-cell office:value-type="float" office:value="11766">
                <text:p>1176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688">
                <text:p>4688</text:p>
              </table:table-cell>
              <table:table-cell office:value-type="float" office:value="7296">
                <text:p>7296</text:p>
              </table:table-cell>
              <table:table-cell office:value-type="float" office:value="10571">
                <text:p>1057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456">
                <text:p>4456</text:p>
              </table:table-cell>
              <table:table-cell office:value-type="float" office:value="6690">
                <text:p>6690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903">
                <text:p>3903</text:p>
              </table:table-cell>
              <table:table-cell office:value-type="float" office:value="6100">
                <text:p>6100</text:p>
              </table:table-cell>
              <table:table-cell office:value-type="float" office:value="9478">
                <text:p>947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660">
                <text:p>3660</text:p>
              </table:table-cell>
              <table:table-cell office:value-type="float" office:value="6193">
                <text:p>6193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154">
                <text:p>3154</text:p>
              </table:table-cell>
              <table:table-cell office:value-type="float" office:value="5520">
                <text:p>5520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976">
                <text:p>2976</text:p>
              </table:table-cell>
              <table:table-cell office:value-type="float" office:value="5187">
                <text:p>5187</text:p>
              </table:table-cell>
              <table:table-cell office:value-type="float" office:value="8610">
                <text:p>861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2579">
                <text:p>2579</text:p>
              </table:table-cell>
              <table:table-cell office:value-type="float" office:value="5457">
                <text:p>5457</text:p>
              </table:table-cell>
              <table:table-cell office:value-type="float" office:value="10698">
                <text:p>1069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2235">
                <text:p>2235</text:p>
              </table:table-cell>
              <table:table-cell office:value-type="float" office:value="5490">
                <text:p>5490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936">
                <text:p>1936</text:p>
              </table:table-cell>
              <table:table-cell office:value-type="float" office:value="5085">
                <text:p>5085</text:p>
              </table:table-cell>
              <table:table-cell office:value-type="float" office:value="11063">
                <text:p>1106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678">
                <text:p>1678</text:p>
              </table:table-cell>
              <table:table-cell office:value-type="float" office:value="4885">
                <text:p>4885</text:p>
              </table:table-cell>
              <table:table-cell office:value-type="float" office:value="11372">
                <text:p>1137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454">
                <text:p>1454</text:p>
              </table:table-cell>
              <table:table-cell office:value-type="float" office:value="4692">
                <text:p>4692</text:p>
              </table:table-cell>
              <table:table-cell office:value-type="float" office:value="11689">
                <text:p>1168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260">
                <text:p>1260</text:p>
              </table:table-cell>
              <table:table-cell office:value-type="float" office:value="4507">
                <text:p>4507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092">
                <text:p>1092</text:p>
              </table:table-cell>
              <table:table-cell office:value-type="float" office:value="4329">
                <text:p>4329</text:p>
              </table:table-cell>
              <table:table-cell office:value-type="float" office:value="12350">
                <text:p>123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54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67.75">
                <text:p>4167.7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075.33333333333">
                <text:p>4075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8cm" svg:y="1.404cm" svg:width="30.95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395">
                <text:p>8.39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6cm" svg:y="1.352cm" svg:width="31.39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8424792863255">
                <text:p>0.99842479286325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1127864347491">
                <text:p>1.0112786434749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7400146687981">
                <text:p>0.9974001466879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254075792101">
                <text:p>1.1025407579210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9608694411944">
                <text:p>0.989608694411944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198861769226">
                <text:p>1.0119886176922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4234755309457">
                <text:p>0.99423475530945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324317024066">
                <text:p>1.0332431702406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7879223534571">
                <text:p>0.98787922353457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7106787153027">
                <text:p>1.0710678715302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7479028868178">
                <text:p>1.0747902886817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990730406172">
                <text:p>1.0399073040617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546763608753">
                <text:p>0.9954676360875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277694817816">
                <text:p>1.0027769481781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328629739361">
                <text:p>1.0132862973936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338871600062">
                <text:p>1.0633887160006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5093129212205">
                <text:p>0.85509312921220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4767220309488">
                <text:p>1.0476722030948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236839605017">
                <text:p>1.0323683960501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4695745978695">
                <text:p>1.0469574597869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3036885448161">
                <text:p>0.86303688544816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02937545517948">
                <text:p>0.80293754551794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7233578519217">
                <text:p>0.95723357851921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6707923429887">
                <text:p>0.90670792342988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4469525586019">
                <text:p>0.83446952558601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2674092871138">
                <text:p>0.99267409287113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9820720259121">
                <text:p>0.95982072025912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92397675432113">
                <text:p>0.99239767543211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7452623365042">
                <text:p>0.97745262336504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5832065007271">
                <text:p>0.92583206500727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8189739774105">
                <text:p>0.95818973977410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7154875752879">
                <text:p>0.9715487575287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630092902154">
                <text:p>0.9963009290215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6206228579622">
                <text:p>0.98620622857962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5994615724352">
                <text:p>0.95599461572435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5969347221999">
                <text:p>0.98596934722199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833423735639">
                <text:p>0.9683342373563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12247932280519">
                <text:p>0.91224793228051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9531228705575">
                <text:p>0.94953122870557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5969347221999">
                <text:p>0.98596934722199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3092415814435">
                <text:p>0.933092415814435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03525057136252">
                <text:p>0.90352505713625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4151823914337">
                <text:p>0.99415182391433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545485348768">
                <text:p>1.0054548534876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48890963787463">
                <text:p>0.84889096378746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16271905485188">
                <text:p>0.91627190548518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38760067546345">
                <text:p>0.83876006754634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46158524291935">
                <text:p>0.84615852429193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37307131026246">
                <text:p>0.83730713102624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72158943338">
                <text:p>0.96397215894333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23208914887693">
                <text:p>0.92320891488769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96398553025636">
                <text:p>0.89639855302563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848233501226924">
                <text:p>0.84823350122692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1145539214078">
                <text:p>0.8114553921407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3485467222481">
                <text:p>0.8348546722248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64431776061528">
                <text:p>0.8644317760615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24415959461608">
                <text:p>0.92441595946160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5911591939481">
                <text:p>0.96591159193948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793322446807817">
                <text:p>0.793322446807817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77303461904059">
                <text:p>0.7730346190405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28460036349435">
                <text:p>0.92846003634943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29745135547336">
                <text:p>0.92974513554733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39973991703689">
                <text:p>0.93997399170368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278262947626">
                <text:p>0.9227826294762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37673004520636">
                <text:p>0.93767300452063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9001711034001">
                <text:p>0.98900171103400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92913672842394">
                <text:p>0.89291367284239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8460036349435">
                <text:p>0.92846003634943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34972151356628">
                <text:p>0.934972151356628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40982848907405">
                <text:p>0.8409828489074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52461813250037">
                <text:p>0.852461813250037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10209700431672">
                <text:p>1.1020970043167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661733442713028">
                <text:p>0.6617334427130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664327120931297">
                <text:p>0.66432712093129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830095139675">
                <text:p>1.0083009513967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7922776464597">
                <text:p>1.0792277646459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3719508030829">
                <text:p>1.0371950803082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26043956283012">
                <text:p>0.92604395628301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3694">
                <text:p>1369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548.6666666667">
                <text:p>16548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